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5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311" calcext:value-type="float">
            <text:p><text:s text:c="3"/>31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529" calcext:value-type="float">
            <text:p><text:s text:c="3"/>529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81" calcext:value-type="float">
            <text:p><text:s text:c="3"/>48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  <text:p>截至10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3840" calcext:value-type="float">
            <text:p><text:s text:c="3"/>203,840</text:p>
          </table:table-cell>
          <table:table-cell table:style-name="ce35" office:value-type="float" office:value="184891" calcext:value-type="float">
            <text:p><text:s text:c="3"/>184,891</text:p>
          </table:table-cell>
          <table:table-cell table:style-name="ce35" office:value-type="float" office:value="7928" calcext:value-type="float">
            <text:p><text:s text:c="3"/>7,928</text:p>
          </table:table-cell>
          <table:table-cell table:style-name="ce35" office:value-type="float" office:value="6407" calcext:value-type="float">
            <text:p><text:s text:c="3"/>6,407</text:p>
          </table:table-cell>
          <table:table-cell table:style-name="ce35" office:value-type="float" office:value="1521" calcext:value-type="float">
            <text:p><text:s text:c="3"/>1,521</text:p>
          </table:table-cell>
          <table:table-cell table:style-name="ce35" office:value-type="float" office:value="11021" calcext:value-type="float">
            <text:p><text:s text:c="3"/>11,021</text:p>
          </table:table-cell>
          <table:table-cell table:style-name="ce35" office:value-type="float" office:value="7326" calcext:value-type="float">
            <text:p><text:s text:c="3"/>7,326</text:p>
          </table:table-cell>
          <table:table-cell table:style-name="ce35" office:value-type="float" office:value="3695" calcext:value-type="float">
            <text:p><text:s text:c="3"/>3,695</text:p>
          </table:table-cell>
          <table:table-cell table:style-name="ce35" office:value-type="float" office:value="198640" calcext:value-type="float">
            <text:p><text:s text:c="3"/>198,640</text:p>
          </table:table-cell>
          <table:table-cell table:style-name="ce35" office:value-type="float" office:value="180177" calcext:value-type="float">
            <text:p><text:s text:c="3"/>180,177</text:p>
          </table:table-cell>
          <table:table-cell table:style-name="ce35" office:value-type="float" office:value="7738" calcext:value-type="float">
            <text:p><text:s text:c="3"/>7,738</text:p>
          </table:table-cell>
          <table:table-cell table:style-name="ce35" office:value-type="float" office:value="6405" calcext:value-type="float">
            <text:p><text:s text:c="3"/>6,405</text:p>
          </table:table-cell>
          <table:table-cell table:style-name="ce35" office:value-type="float" office:value="1333" calcext:value-type="float">
            <text:p><text:s text:c="3"/>1,333</text:p>
          </table:table-cell>
          <table:table-cell table:style-name="ce35" office:value-type="float" office:value="10725" calcext:value-type="float">
            <text:p><text:s text:c="3"/>10,725</text:p>
          </table:table-cell>
          <table:table-cell table:style-name="ce35" office:value-type="float" office:value="7186" calcext:value-type="float">
            <text:p><text:s text:c="3"/>7,186</text:p>
          </table:table-cell>
          <table:table-cell table:style-name="ce35" office:value-type="float" office:value="3539" calcext:value-type="float">
            <text:p><text:s text:c="3"/>3,539</text:p>
          </table:table-cell>
          <table:table-cell table:style-name="ce35" office:value-type="float" office:value="5200" calcext:value-type="float">
            <text:p><text:s text:c="3"/>5,200</text:p>
          </table:table-cell>
          <table:table-cell table:style-name="ce35" office:value-type="float" office:value="4714" calcext:value-type="float">
            <text:p><text:s text:c="3"/>4,714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88" calcext:value-type="float">
            <text:p><text:s text:c="3"/>188</text:p>
          </table:table-cell>
          <table:table-cell table:style-name="ce35" office:value-type="float" office:value="296" calcext:value-type="float">
            <text:p><text:s text:c="3"/>296</text:p>
          </table:table-cell>
          <table:table-cell table:style-name="ce35" office:value-type="float" office:value="140" calcext:value-type="float">
            <text:p><text:s text:c="3"/>140</text:p>
          </table:table-cell>
          <table:table-cell table:style-name="ce69" office:value-type="float" office:value="156" calcext:value-type="float">
            <text:p><text:s text:c="3"/>156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1062" calcext:value-type="float">
            <text:p><text:s text:c="3"/>101,062</text:p>
          </table:table-cell>
          <table:table-cell table:style-name="ce36" office:value-type="float" office:value="94826" calcext:value-type="float">
            <text:p><text:s text:c="3"/>94,826</text:p>
          </table:table-cell>
          <table:table-cell table:style-name="ce36" office:value-type="float" office:value="1980" calcext:value-type="float">
            <text:p><text:s text:c="3"/>1,980</text:p>
          </table:table-cell>
          <table:table-cell table:style-name="ce36" office:value-type="float" office:value="1276" calcext:value-type="float">
            <text:p><text:s text:c="3"/>1,276</text:p>
          </table:table-cell>
          <table:table-cell table:style-name="ce36" office:value-type="float" office:value="704" calcext:value-type="float">
            <text:p><text:s text:c="3"/>704</text:p>
          </table:table-cell>
          <table:table-cell table:style-name="ce36" office:value-type="float" office:value="4256" calcext:value-type="float">
            <text:p><text:s text:c="3"/>4,256</text:p>
          </table:table-cell>
          <table:table-cell table:style-name="ce36" office:value-type="float" office:value="1287" calcext:value-type="float">
            <text:p><text:s text:c="3"/>1,287</text:p>
          </table:table-cell>
          <table:table-cell table:style-name="ce36" office:value-type="float" office:value="2969" calcext:value-type="float">
            <text:p><text:s text:c="3"/>2,969</text:p>
          </table:table-cell>
          <table:table-cell table:style-name="ce36" office:value-type="float" office:value="99320" calcext:value-type="float">
            <text:p><text:s text:c="3"/>99,320</text:p>
          </table:table-cell>
          <table:table-cell table:style-name="ce36" office:value-type="float" office:value="93343" calcext:value-type="float">
            <text:p><text:s text:c="3"/>93,343</text:p>
          </table:table-cell>
          <table:table-cell table:style-name="ce36" office:value-type="float" office:value="1897" calcext:value-type="float">
            <text:p><text:s text:c="3"/>1,897</text:p>
          </table:table-cell>
          <table:table-cell table:style-name="ce36" office:value-type="float" office:value="1276" calcext:value-type="float">
            <text:p><text:s text:c="3"/>1,276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4080" calcext:value-type="float">
            <text:p><text:s text:c="3"/>4,080</text:p>
          </table:table-cell>
          <table:table-cell table:style-name="ce36" office:value-type="float" office:value="1231" calcext:value-type="float">
            <text:p><text:s text:c="3"/>1,231</text:p>
          </table:table-cell>
          <table:table-cell table:style-name="ce36" office:value-type="float" office:value="2849" calcext:value-type="float">
            <text:p><text:s text:c="3"/>2,849</text:p>
          </table:table-cell>
          <table:table-cell table:style-name="ce36" office:value-type="float" office:value="1742" calcext:value-type="float">
            <text:p><text:s text:c="3"/>1,742</text:p>
          </table:table-cell>
          <table:table-cell table:style-name="ce36" office:value-type="float" office:value="1483" calcext:value-type="float">
            <text:p><text:s text:c="3"/>1,483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76" calcext:value-type="float">
            <text:p><text:s text:c="3"/>176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70" office:value-type="float" office:value="120" calcext:value-type="float">
            <text:p><text:s text:c="3"/>12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2778" calcext:value-type="float">
            <text:p><text:s text:c="3"/>102,778</text:p>
          </table:table-cell>
          <table:table-cell table:style-name="ce36" office:value-type="float" office:value="90065" calcext:value-type="float">
            <text:p><text:s text:c="3"/>90,065</text:p>
          </table:table-cell>
          <table:table-cell table:style-name="ce36" office:value-type="float" office:value="5948" calcext:value-type="float">
            <text:p><text:s text:c="3"/>5,948</text:p>
          </table:table-cell>
          <table:table-cell table:style-name="ce36" office:value-type="float" office:value="5131" calcext:value-type="float">
            <text:p><text:s text:c="3"/>5,131</text:p>
          </table:table-cell>
          <table:table-cell table:style-name="ce36" office:value-type="float" office:value="817" calcext:value-type="float">
            <text:p><text:s text:c="3"/>817</text:p>
          </table:table-cell>
          <table:table-cell table:style-name="ce36" office:value-type="float" office:value="6765" calcext:value-type="float">
            <text:p><text:s text:c="3"/>6,765</text:p>
          </table:table-cell>
          <table:table-cell table:style-name="ce36" office:value-type="float" office:value="6039" calcext:value-type="float">
            <text:p><text:s text:c="3"/>6,039</text:p>
          </table:table-cell>
          <table:table-cell table:style-name="ce36" office:value-type="float" office:value="726" calcext:value-type="float">
            <text:p><text:s text:c="3"/>726</text:p>
          </table:table-cell>
          <table:table-cell table:style-name="ce36" office:value-type="float" office:value="99320" calcext:value-type="float">
            <text:p><text:s text:c="3"/>99,320</text:p>
          </table:table-cell>
          <table:table-cell table:style-name="ce36" office:value-type="float" office:value="86834" calcext:value-type="float">
            <text:p><text:s text:c="3"/>86,834</text:p>
          </table:table-cell>
          <table:table-cell table:style-name="ce36" office:value-type="float" office:value="5841" calcext:value-type="float">
            <text:p><text:s text:c="3"/>5,841</text:p>
          </table:table-cell>
          <table:table-cell table:style-name="ce36" office:value-type="float" office:value="5129" calcext:value-type="float">
            <text:p><text:s text:c="3"/>5,129</text:p>
          </table:table-cell>
          <table:table-cell table:style-name="ce36" office:value-type="float" office:value="712" calcext:value-type="float">
            <text:p><text:s text:c="3"/>712</text:p>
          </table:table-cell>
          <table:table-cell table:style-name="ce36" office:value-type="float" office:value="6645" calcext:value-type="float">
            <text:p><text:s text:c="3"/>6,645</text:p>
          </table:table-cell>
          <table:table-cell table:style-name="ce36" office:value-type="float" office:value="5955" calcext:value-type="float">
            <text:p><text:s text:c="3"/>5,955</text:p>
          </table:table-cell>
          <table:table-cell table:style-name="ce36" office:value-type="float" office:value="690" calcext:value-type="float">
            <text:p><text:s text:c="3"/>690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36" office:value-type="float" office:value="3231" calcext:value-type="float">
            <text:p><text:s text:c="3"/>3,231</text:p>
          </table:table-cell>
          <table:table-cell table:style-name="ce36" office:value-type="float" office:value="107" calcext:value-type="float">
            <text:p><text:s text:c="3"/>10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20" calcext:value-type="float">
            <text:p><text:s text:c="3"/>120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793" calcext:value-type="float">
            <text:p><text:s text:c="3"/>793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790" calcext:value-type="float">
            <text:p><text:s text:c="3"/>790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560" calcext:value-type="float">
            <text:p><text:s text:c="3"/>9,56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682" calcext:value-type="float">
            <text:p><text:s text:c="3"/>682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style-name="ce38" office:value-type="float" office:value="5986" calcext:value-type="float">
            <text:p><text:s text:c="3"/>5,98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850" calcext:value-type="float">
            <text:p><text:s text:c="3"/>5,850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01" calcext:value-type="float">
            <text:p><text:s text:c="3"/>50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859" calcext:value-type="float">
            <text:p><text:s text:c="3"/>859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668" calcext:value-type="float">
            <text:p><text:s text:c="3"/>668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783" calcext:value-type="float">
            <text:p><text:s text:c="3"/>783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467" calcext:value-type="float">
            <text:p><text:s text:c="3"/>46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595" calcext:value-type="float">
            <text:p><text:s text:c="3"/>595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693" calcext:value-type="float">
            <text:p><text:s text:c="3"/>69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873" calcext:value-type="float">
            <text:p><text:s text:c="3"/>873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style-name="ce38" office:value-type="float" office:value="10026" calcext:value-type="float">
            <text:p><text:s text:c="3"/>10,026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9702" calcext:value-type="float">
            <text:p><text:s text:c="3"/>9,702</text:p>
          </table:table-cell>
          <table:table-cell table:style-name="ce38" office:value-type="float" office:value="633" calcext:value-type="float">
            <text:p><text:s text:c="3"/>633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12.8932387895736" calcext:value-type="float">
            <text:p>12.89</text:p>
          </table:table-cell>
          <table:table-cell table:style-name="ce39" office:value-type="float" office:value="10.059234751054" calcext:value-type="float">
            <text:p>10.06</text:p>
          </table:table-cell>
          <table:table-cell table:style-name="ce39" office:value-type="float" office:value="121.012658227848" calcext:value-type="float">
            <text:p>121.01</text:p>
          </table:table-cell>
          <table:table-cell table:style-name="ce39" office:value-type="float" office:value="155.932203389831" calcext:value-type="float">
            <text:p>155.93</text:p>
          </table:table-cell>
          <table:table-cell table:style-name="ce39" office:value-type="float" office:value="18" calcext:value-type="float">
            <text:p>18.00</text:p>
          </table:table-cell>
          <table:table-cell table:style-name="ce39" office:value-type="float" office:value="24.5515695067265" calcext:value-type="float">
            <text:p>24.55</text:p>
          </table:table-cell>
          <table:table-cell table:style-name="ce39" office:value-type="float" office:value="28.0672268907563" calcext:value-type="float">
            <text:p>28.07</text:p>
          </table:table-cell>
          <table:table-cell table:style-name="ce39" office:value-type="float" office:value="17.5084175084175" calcext:value-type="float">
            <text:p>17.51</text:p>
          </table:table-cell>
          <table:table-cell table:style-name="ce39" office:value-type="float" office:value="12.4453037549608" calcext:value-type="float">
            <text:p>12.45</text:p>
          </table:table-cell>
          <table:table-cell table:style-name="ce39" office:value-type="float" office:value="9.67355821545158" calcext:value-type="float">
            <text:p>9.67</text:p>
          </table:table-cell>
          <table:table-cell table:style-name="ce39" office:value-type="float" office:value="120.101781170483" calcext:value-type="float">
            <text:p>120.10</text:p>
          </table:table-cell>
          <table:table-cell table:style-name="ce39" office:value-type="float" office:value="155.932203389831" calcext:value-type="float">
            <text:p>155.93</text:p>
          </table:table-cell>
          <table:table-cell table:style-name="ce39" office:value-type="float" office:value="12.2448979591837" calcext:value-type="float">
            <text:p>12.24</text:p>
          </table:table-cell>
          <table:table-cell table:style-name="ce39" office:value-type="float" office:value="22.2474460839955" calcext:value-type="float">
            <text:p>22.25</text:p>
          </table:table-cell>
          <table:table-cell table:style-name="ce39" office:value-type="float" office:value="25.2525252525252" calcext:value-type="float">
            <text:p>25.25</text:p>
          </table:table-cell>
          <table:table-cell table:style-name="ce39" office:value-type="float" office:value="16.0278745644599" calcext:value-type="float">
            <text:p>16.03</text:p>
          </table:table-cell>
          <table:table-cell table:style-name="ce39" office:value-type="float" office:value="36.5591397849462" calcext:value-type="float">
            <text:p>36.56</text:p>
          </table:table-cell>
          <table:table-cell table:style-name="ce39" office:value-type="float" office:value="29.8050139275766" calcext:value-type="float">
            <text:p>29.81</text:p>
          </table:table-cell>
          <table:table-cell table:style-name="ce39" office:value-type="float" office:value="300" calcext:value-type="float">
            <text:p>30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300" calcext:value-type="float">
            <text:p>300.00</text:p>
          </table:table-cell>
          <table:table-cell table:style-name="ce39" office:value-type="float" office:value="209.090909090909" calcext:value-type="float">
            <text:p>209.09</text:p>
          </table:table-cell>
          <table:table-cell table:style-name="ce39" office:value-type="float" office:value="1700" calcext:value-type="float">
            <text:p>1,700.00</text:p>
          </table:table-cell>
          <table:table-cell table:style-name="ce39" office:value-type="float" office:value="60" calcext:value-type="float">
            <text:p>60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12.810707456979" calcext:value-type="float">
            <text:p>12.81</text:p>
          </table:table-cell>
          <table:table-cell table:style-name="ce40" office:value-type="float" office:value="11.9112988384372" calcext:value-type="float">
            <text:p>11.91</text:p>
          </table:table-cell>
          <table:table-cell table:style-name="ce40" office:value-type="float" office:value="122.641509433962" calcext:value-type="float">
            <text:p>122.64</text:p>
          </table:table-cell>
          <table:table-cell table:style-name="ce40" office:value-type="float" office:value="191.525423728814" calcext:value-type="float">
            <text:p>191.53</text:p>
          </table:table-cell>
          <table:table-cell table:style-name="ce40" office:value-type="float" office:value="36.1702127659575" calcext:value-type="float">
            <text:p>36.17</text:p>
          </table:table-cell>
          <table:table-cell table:style-name="ce40" office:value-type="float" office:value="4.15512465373961" calcext:value-type="float">
            <text:p>4.16</text:p>
          </table:table-cell>
          <table:table-cell table:style-name="ce40" office:value-type="float" office:value="1.8018018018018" calcext:value-type="float">
            <text:p>1.80</text:p>
          </table:table-cell>
          <table:table-cell table:style-name="ce40" office:value-type="float" office:value="5.2" calcext:value-type="float">
            <text:p>5.20</text:p>
          </table:table-cell>
          <table:table-cell table:style-name="ce40" office:value-type="float" office:value="12.4453037549608" calcext:value-type="float">
            <text:p>12.45</text:p>
          </table:table-cell>
          <table:table-cell table:style-name="ce40" office:value-type="float" office:value="11.6020920055502" calcext:value-type="float">
            <text:p>11.60</text:p>
          </table:table-cell>
          <table:table-cell table:style-name="ce40" office:value-type="float" office:value="118.867924528302" calcext:value-type="float">
            <text:p>118.87</text:p>
          </table:table-cell>
          <table:table-cell table:style-name="ce40" office:value-type="float" office:value="191.525423728814" calcext:value-type="float">
            <text:p>191.53</text:p>
          </table:table-cell>
          <table:table-cell table:style-name="ce40" office:value-type="float" office:value="27.6595744680851" calcext:value-type="float">
            <text:p>27.66</text:p>
          </table:table-cell>
          <table:table-cell table:style-name="ce40" office:value-type="float" office:value="2.84090909090909" calcext:value-type="float">
            <text:p>2.84</text:p>
          </table:table-cell>
          <table:table-cell table:style-name="ce40" office:value-type="float" office:value="-1.81818181818182" calcext:value-type="float">
            <text:p>–1.82</text:p>
          </table:table-cell>
          <table:table-cell table:style-name="ce40" office:value-type="float" office:value="4.95867768595041" calcext:value-type="float">
            <text:p>4.96</text:p>
          </table:table-cell>
          <table:table-cell table:style-name="ce40" office:value-type="float" office:value="45.4545454545455" calcext:value-type="float">
            <text:p>45.45</text:p>
          </table:table-cell>
          <table:table-cell table:style-name="ce40" office:value-type="float" office:value="40.5940594059406" calcext:value-type="float">
            <text:p>40.59</text:p>
          </table:table-cell>
          <table:table-cell table:number-columns-repeated="3" table:style-name="ce40" office:value-type="string" calcext:value-type="string">
            <text:p>--</text:p>
          </table:table-cell>
          <table:table-cell table:style-name="ce40" office:value-type="float" office:value="55.5555555555556" calcext:value-type="float">
            <text:p>55.56</text:p>
          </table:table-cell>
          <table:table-cell table:style-name="ce40" office:value-type="float" office:value="400" calcext:value-type="float">
            <text:p>400.00</text:p>
          </table:table-cell>
          <table:table-cell table:style-name="ce73" office:value-type="float" office:value="12.5" calcext:value-type="float">
            <text:p>12.5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12.9745267122609" calcext:value-type="float">
            <text:p>12.97</text:p>
          </table:table-cell>
          <table:table-cell table:style-name="ce41" office:value-type="float" office:value="8.16700830726076" calcext:value-type="float">
            <text:p>8.17</text:p>
          </table:table-cell>
          <table:table-cell table:style-name="ce41" office:value-type="float" office:value="120.415224913495" calcext:value-type="float">
            <text:p>120.42</text:p>
          </table:table-cell>
          <table:table-cell table:style-name="ce41" office:value-type="float" office:value="147.033898305085" calcext:value-type="float">
            <text:p>147.03</text:p>
          </table:table-cell>
          <table:table-cell table:style-name="ce41" office:value-type="float" office:value="1.88679245283019" calcext:value-type="float">
            <text:p>1.89</text:p>
          </table:table-cell>
          <table:table-cell table:style-name="ce41" office:value-type="float" office:value="38.4180790960452" calcext:value-type="float">
            <text:p>38.42</text:p>
          </table:table-cell>
          <table:table-cell table:style-name="ce41" office:value-type="float" office:value="34.0909090909091" calcext:value-type="float">
            <text:p>34.09</text:p>
          </table:table-cell>
          <table:table-cell table:style-name="ce41" office:value-type="float" office:value="82.9787234042553" calcext:value-type="float">
            <text:p>82.98</text:p>
          </table:table-cell>
          <table:table-cell table:style-name="ce41" office:value-type="float" office:value="12.4453037549608" calcext:value-type="float">
            <text:p>12.45</text:p>
          </table:table-cell>
          <table:table-cell table:style-name="ce41" office:value-type="float" office:value="7.66840528243258" calcext:value-type="float">
            <text:p>7.67</text:p>
          </table:table-cell>
          <table:table-cell table:style-name="ce41" office:value-type="float" office:value="120.557491289199" calcext:value-type="float">
            <text:p>120.56</text:p>
          </table:table-cell>
          <table:table-cell table:style-name="ce41" office:value-type="float" office:value="147.033898305085" calcext:value-type="float">
            <text:p>147.03</text:p>
          </table:table-cell>
          <table:table-cell table:style-name="ce41" office:value-type="float" office:value="-1.96078431372549" calcext:value-type="float">
            <text:p>–1.96</text:p>
          </table:table-cell>
          <table:table-cell table:style-name="ce41" office:value-type="float" office:value="35.1606805293006" calcext:value-type="float">
            <text:p>35.16</text:p>
          </table:table-cell>
          <table:table-cell table:style-name="ce41" office:value-type="float" office:value="31.404958677686" calcext:value-type="float">
            <text:p>31.40</text:p>
          </table:table-cell>
          <table:table-cell table:style-name="ce41" office:value-type="float" office:value="75.5555555555556" calcext:value-type="float">
            <text:p>75.56</text:p>
          </table:table-cell>
          <table:table-cell table:style-name="ce41" office:value-type="float" office:value="32.824427480916" calcext:value-type="float">
            <text:p>32.82</text:p>
          </table:table-cell>
          <table:table-cell table:style-name="ce41" office:value-type="float" office:value="25.5813953488372" calcext:value-type="float">
            <text:p>25.58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float" office:value="900" calcext:value-type="float">
            <text:p>9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250" calcext:value-type="float">
            <text:p>25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20.2937107587528" calcext:value-type="float">
            <text:p>20.29</text:p>
          </table:table-cell>
          <table:table-cell table:style-name="ce42" office:value-type="float" office:value="22.5212380443177" calcext:value-type="float">
            <text:p>22.52</text:p>
          </table:table-cell>
          <table:table-cell table:style-name="ce42" office:value-type="float" office:value="-4.17124039517014" calcext:value-type="float">
            <text:p>–4.17</text:p>
          </table:table-cell>
          <table:table-cell table:style-name="ce42" office:value-type="float" office:value="-1.94805194805195" calcext:value-type="float">
            <text:p>–1.95</text:p>
          </table:table-cell>
          <table:table-cell table:style-name="ce42" office:value-type="float" office:value="-16.3120567375887" calcext:value-type="float">
            <text:p>–16.31</text:p>
          </table:table-cell>
          <table:table-cell table:style-name="ce42" office:value-type="float" office:value="5.80952380952381" calcext:value-type="float">
            <text:p>5.81</text:p>
          </table:table-cell>
          <table:table-cell table:style-name="ce42" office:value-type="float" office:value="7.17299578059072" calcext:value-type="float">
            <text:p>7.17</text:p>
          </table:table-cell>
          <table:table-cell table:style-name="ce42" office:value-type="float" office:value="2.94985250737463" calcext:value-type="float">
            <text:p>2.95</text:p>
          </table:table-cell>
          <table:table-cell table:style-name="ce42" office:value-type="float" office:value="21.0163180374548" calcext:value-type="float">
            <text:p>21.02</text:p>
          </table:table-cell>
          <table:table-cell table:style-name="ce42" office:value-type="float" office:value="23.2905198776758" calcext:value-type="float">
            <text:p>23.29</text:p>
          </table:table-cell>
          <table:table-cell table:style-name="ce42" office:value-type="float" office:value="-2.69966254218223" calcext:value-type="float">
            <text:p>–2.70</text:p>
          </table:table-cell>
          <table:table-cell table:style-name="ce42" office:value-type="float" office:value="-1.94805194805195" calcext:value-type="float">
            <text:p>–1.95</text:p>
          </table:table-cell>
          <table:table-cell table:style-name="ce42" office:value-type="float" office:value="-7.56302521008403" calcext:value-type="float">
            <text:p>–7.56</text:p>
          </table:table-cell>
          <table:table-cell table:style-name="ce42" office:value-type="float" office:value="5.27859237536657" calcext:value-type="float">
            <text:p>5.28</text:p>
          </table:table-cell>
          <table:table-cell table:style-name="ce42" office:value-type="float" office:value="6.89655172413793" calcext:value-type="float">
            <text:p>6.90</text:p>
          </table:table-cell>
          <table:table-cell table:style-name="ce42" office:value-type="float" office:value="1.8348623853211" calcext:value-type="float">
            <text:p>1.83</text:p>
          </table:table-cell>
          <table:table-cell table:style-name="ce42" office:value-type="float" office:value="-4.51127819548872" calcext:value-type="float">
            <text:p>–4.51</text:p>
          </table:table-cell>
          <table:table-cell table:style-name="ce42" office:value-type="float" office:value="-3.51966873706004" calcext:value-type="float">
            <text:p>–3.52</text:p>
          </table:table-cell>
          <table:table-cell table:style-name="ce42" office:value-type="float" office:value="-63.6363636363636" calcext:value-type="float">
            <text:p>–63.64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-63.6363636363636" calcext:value-type="float">
            <text:p>–63.64</text:p>
          </table:table-cell>
          <table:table-cell table:style-name="ce42" office:value-type="float" office:value="25.9259259259259" calcext:value-type="float">
            <text:p>25.93</text:p>
          </table:table-cell>
          <table:table-cell table:style-name="ce42" office:value-type="float" office:value="20" calcext:value-type="float">
            <text:p>20.00</text:p>
          </table:table-cell>
          <table:table-cell table:style-name="ce42" office:value-type="float" office:value="33.3333333333333" calcext:value-type="float">
            <text:p>33.33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20.3435319377348" calcext:value-type="float">
            <text:p>20.34</text:p>
          </table:table-cell>
          <table:table-cell table:style-name="ce43" office:value-type="float" office:value="21.7181578040657" calcext:value-type="float">
            <text:p>21.72</text:p>
          </table:table-cell>
          <table:table-cell table:style-name="ce43" office:value-type="float" office:value="8.25688073394496" calcext:value-type="float">
            <text:p>8.26</text:p>
          </table:table-cell>
          <table:table-cell table:style-name="ce43" office:value-type="float" office:value="11.6883116883117" calcext:value-type="float">
            <text:p>11.69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-3.58974358974359" calcext:value-type="float">
            <text:p>–3.59</text:p>
          </table:table-cell>
          <table:table-cell table:style-name="ce43" office:value-type="float" office:value="-9.6" calcext:value-type="float">
            <text:p>–9.60</text:p>
          </table:table-cell>
          <table:table-cell table:style-name="ce43" office:value-type="float" office:value="-0.754716981132076" calcext:value-type="float">
            <text:p>–0.75</text:p>
          </table:table-cell>
          <table:table-cell table:style-name="ce43" office:value-type="float" office:value="21.0163180374548" calcext:value-type="float">
            <text:p>21.02</text:p>
          </table:table-cell>
          <table:table-cell table:style-name="ce43" office:value-type="float" office:value="22.2923976608187" calcext:value-type="float">
            <text:p>22.29</text:p>
          </table:table-cell>
          <table:table-cell table:style-name="ce43" office:value-type="float" office:value="12.0772946859903" calcext:value-type="float">
            <text:p>12.08</text:p>
          </table:table-cell>
          <table:table-cell table:style-name="ce43" office:value-type="float" office:value="11.6883116883117" calcext:value-type="float">
            <text:p>11.69</text:p>
          </table:table-cell>
          <table:table-cell table:style-name="ce43" office:value-type="float" office:value="13.2075471698113" calcext:value-type="float">
            <text:p>13.21</text:p>
          </table:table-cell>
          <table:table-cell table:style-name="ce43" office:value-type="float" office:value="-3.20855614973262" calcext:value-type="float">
            <text:p>–3.21</text:p>
          </table:table-cell>
          <table:table-cell table:style-name="ce43" office:value-type="float" office:value="-9.2436974789916" calcext:value-type="float">
            <text:p>–9.24</text:p>
          </table:table-cell>
          <table:table-cell table:style-name="ce43" office:value-type="float" office:value="-0.392156862745098" calcext:value-type="float">
            <text:p>–0.39</text:p>
          </table:table-cell>
          <table:table-cell table:style-name="ce43" office:value-type="float" office:value="-13.0434782608696" calcext:value-type="float">
            <text:p>–13.04</text:p>
          </table:table-cell>
          <table:table-cell table:style-name="ce43" office:value-type="float" office:value="-9.55414012738854" calcext:value-type="float">
            <text:p>–9.55</text:p>
          </table:table-cell>
          <table:table-cell table:style-name="ce43" office:value-type="float" office:value="-63.6363636363636" calcext:value-type="float">
            <text:p>–63.64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-63.6363636363636" calcext:value-type="float">
            <text:p>–63.64</text:p>
          </table:table-cell>
          <table:table-cell table:style-name="ce43" office:value-type="float" office:value="-12.5" calcext:value-type="float">
            <text:p>–12.50</text:p>
          </table:table-cell>
          <table:table-cell table:style-name="ce43" office:value-type="float" office:value="-16.6666666666667" calcext:value-type="float">
            <text:p>–16.67</text:p>
          </table:table-cell>
          <table:table-cell table:style-name="ce74" office:value-type="float" office:value="-10" calcext:value-type="float">
            <text:p>–1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20.2447515560713" calcext:value-type="float">
            <text:p>20.24</text:p>
          </table:table-cell>
          <table:table-cell table:style-name="ce41" office:value-type="float" office:value="23.3817376322914" calcext:value-type="float">
            <text:p>23.38</text:p>
          </table:table-cell>
          <table:table-cell table:style-name="ce41" office:value-type="float" office:value="-8.08080808080808" calcext:value-type="float">
            <text:p>–8.08</text:p>
          </table:table-cell>
          <table:table-cell table:style-name="ce41" office:value-type="float" office:value="-5.35714285714286" calcext:value-type="float">
            <text:p>–5.36</text:p>
          </table:table-cell>
          <table:table-cell table:style-name="ce41" office:value-type="float" office:value="-29.8701298701299" calcext:value-type="float">
            <text:p>–29.87</text:p>
          </table:table-cell>
          <table:table-cell table:style-name="ce41" office:value-type="float" office:value="11.3636363636364" calcext:value-type="float">
            <text:p>11.36</text:p>
          </table:table-cell>
          <table:table-cell table:style-name="ce41" office:value-type="float" office:value="10.7508532423208" calcext:value-type="float">
            <text:p>10.75</text:p>
          </table:table-cell>
          <table:table-cell table:style-name="ce41" office:value-type="float" office:value="16.2162162162162" calcext:value-type="float">
            <text:p>16.22</text:p>
          </table:table-cell>
          <table:table-cell table:style-name="ce41" office:value-type="float" office:value="21.0163180374548" calcext:value-type="float">
            <text:p>21.02</text:p>
          </table:table-cell>
          <table:table-cell table:style-name="ce41" office:value-type="float" office:value="24.3846153846154" calcext:value-type="float">
            <text:p>24.38</text:p>
          </table:table-cell>
          <table:table-cell table:style-name="ce41" office:value-type="float" office:value="-7.18475073313783" calcext:value-type="float">
            <text:p>–7.18</text:p>
          </table:table-cell>
          <table:table-cell table:style-name="ce41" office:value-type="float" office:value="-5.35714285714286" calcext:value-type="float">
            <text:p>–5.36</text:p>
          </table:table-cell>
          <table:table-cell table:style-name="ce41" office:value-type="float" office:value="-24.2424242424242" calcext:value-type="float">
            <text:p>–24.24</text:p>
          </table:table-cell>
          <table:table-cell table:style-name="ce41" office:value-type="float" office:value="10.1694915254237" calcext:value-type="float">
            <text:p>10.17</text:p>
          </table:table-cell>
          <table:table-cell table:style-name="ce41" office:value-type="float" office:value="10.2253032928943" calcext:value-type="float">
            <text:p>10.23</text:p>
          </table:table-cell>
          <table:table-cell table:style-name="ce41" office:value-type="float" office:value="9.72222222222222" calcext:value-type="float">
            <text:p>9.7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0.613496932515337" calcext:value-type="float">
            <text:p>–0.61</text:p>
          </table:table-cell>
          <table:table-cell table:style-name="ce41" office:value-type="float" office:value="-63.6363636363636" calcext:value-type="float">
            <text:p>–63.64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63.6363636363636" calcext:value-type="float">
            <text:p>–63.64</text:p>
          </table:table-cell>
          <table:table-cell table:style-name="ce41" office:value-type="float" office:value="81.8181818181818" calcext:value-type="float">
            <text:p>81.82</text:p>
          </table:table-cell>
          <table:table-cell table:style-name="ce41" office:value-type="float" office:value="44.4444444444444" calcext:value-type="float">
            <text:p>44.44</text:p>
          </table:table-cell>
          <table:table-cell table:style-name="ce41" office:value-type="float" office:value="250" calcext:value-type="float">
            <text:p>25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5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2年10月份" calcext:value-type="string">
              <text:p><text:s/>中華民國112年10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2608" calcext:value-type="float">
            <text:p><text:s text:c="3"/>22,608</text:p>
          </table:table-cell>
          <table:table-cell table:style-name="ce98" office:value-type="float" office:value="20624" calcext:value-type="float">
            <text:p><text:s text:c="3"/>20,624</text:p>
          </table:table-cell>
          <table:table-cell table:style-name="ce98" office:value-type="float" office:value="873" calcext:value-type="float">
            <text:p><text:s text:c="3"/>873</text:p>
          </table:table-cell>
          <table:table-cell table:style-name="ce98" office:value-type="float" office:value="755" calcext:value-type="float">
            <text:p><text:s text:c="3"/>755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1111" calcext:value-type="float">
            <text:p><text:s text:c="3"/>1,111</text:p>
          </table:table-cell>
          <table:table-cell table:style-name="ce98" office:value-type="float" office:value="762" calcext:value-type="float">
            <text:p><text:s text:c="3"/>762</text:p>
          </table:table-cell>
          <table:table-cell table:style-name="ce98" office:value-type="float" office:value="349" calcext:value-type="float">
            <text:p><text:s text:c="3"/>349</text:p>
          </table:table-cell>
          <table:table-cell table:style-name="ce98" office:value-type="float" office:value="22100" calcext:value-type="float">
            <text:p><text:s text:c="3"/>22,100</text:p>
          </table:table-cell>
          <table:table-cell table:style-name="ce98" office:value-type="float" office:value="20158" calcext:value-type="float">
            <text:p><text:s text:c="3"/>20,158</text:p>
          </table:table-cell>
          <table:table-cell table:style-name="ce98" office:value-type="float" office:value="865" calcext:value-type="float">
            <text:p><text:s text:c="3"/>865</text:p>
          </table:table-cell>
          <table:table-cell table:style-name="ce98" office:value-type="float" office:value="755" calcext:value-type="float">
            <text:p><text:s text:c="3"/>755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1077" calcext:value-type="float">
            <text:p><text:s text:c="3"/>1,077</text:p>
          </table:table-cell>
          <table:table-cell table:style-name="ce98" office:value-type="float" office:value="744" calcext:value-type="float">
            <text:p><text:s text:c="3"/>744</text:p>
          </table:table-cell>
          <table:table-cell table:style-name="ce98" office:value-type="float" office:value="333" calcext:value-type="float">
            <text:p><text:s text:c="3"/>333</text:p>
          </table:table-cell>
          <table:table-cell table:style-name="ce98" office:value-type="float" office:value="508" calcext:value-type="float">
            <text:p><text:s text:c="3"/>508</text:p>
          </table:table-cell>
          <table:table-cell table:style-name="ce98" office:value-type="float" office:value="466" calcext:value-type="float">
            <text:p><text:s text:c="3"/>466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210" calcext:value-type="float">
            <text:p><text:s text:c="3"/>11,210</text:p>
          </table:table-cell>
          <table:table-cell table:style-name="ce99" office:value-type="float" office:value="10598" calcext:value-type="float">
            <text:p><text:s text:c="3"/>10,598</text:p>
          </table:table-cell>
          <table:table-cell table:style-name="ce99" office:value-type="float" office:value="236" calcext:value-type="float">
            <text:p><text:s text:c="3"/>236</text:p>
          </table:table-cell>
          <table:table-cell table:style-name="ce99" office:value-type="float" office:value="172" calcext:value-type="float">
            <text:p><text:s text:c="3"/>172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376" calcext:value-type="float">
            <text:p><text:s text:c="3"/>376</text:p>
          </table:table-cell>
          <table:table-cell table:style-name="ce99" office:value-type="float" office:value="113" calcext:value-type="float">
            <text:p><text:s text:c="3"/>113</text:p>
          </table:table-cell>
          <table:table-cell table:style-name="ce99" office:value-type="float" office:value="263" calcext:value-type="float">
            <text:p><text:s text:c="3"/>263</text:p>
          </table:table-cell>
          <table:table-cell table:style-name="ce99" office:value-type="float" office:value="11050" calcext:value-type="float">
            <text:p><text:s text:c="3"/>11,050</text:p>
          </table:table-cell>
          <table:table-cell table:style-name="ce99" office:value-type="float" office:value="10456" calcext:value-type="float">
            <text:p><text:s text:c="3"/>10,456</text:p>
          </table:table-cell>
          <table:table-cell table:style-name="ce99" office:value-type="float" office:value="232" calcext:value-type="float">
            <text:p><text:s text:c="3"/>232</text:p>
          </table:table-cell>
          <table:table-cell table:style-name="ce99" office:value-type="float" office:value="172" calcext:value-type="float">
            <text:p><text:s text:c="3"/>172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362" calcext:value-type="float">
            <text:p><text:s text:c="3"/>362</text:p>
          </table:table-cell>
          <table:table-cell table:style-name="ce99" office:value-type="float" office:value="108" calcext:value-type="float">
            <text:p><text:s text:c="3"/>108</text:p>
          </table:table-cell>
          <table:table-cell table:style-name="ce99" office:value-type="float" office:value="254" calcext:value-type="float">
            <text:p><text:s text:c="3"/>254</text:p>
          </table:table-cell>
          <table:table-cell table:style-name="ce99" office:value-type="float" office:value="160" calcext:value-type="float">
            <text:p><text:s text:c="3"/>160</text:p>
          </table:table-cell>
          <table:table-cell table:style-name="ce99" office:value-type="float" office:value="142" calcext:value-type="float">
            <text:p><text:s text:c="3"/>14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398" calcext:value-type="float">
            <text:p><text:s text:c="3"/>11,398</text:p>
          </table:table-cell>
          <table:table-cell table:style-name="ce100" office:value-type="float" office:value="10026" calcext:value-type="float">
            <text:p><text:s text:c="3"/>10,026</text:p>
          </table:table-cell>
          <table:table-cell table:style-name="ce100" office:value-type="float" office:value="637" calcext:value-type="float">
            <text:p><text:s text:c="3"/>637</text:p>
          </table:table-cell>
          <table:table-cell table:style-name="ce100" office:value-type="float" office:value="583" calcext:value-type="float">
            <text:p><text:s text:c="3"/>583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735" calcext:value-type="float">
            <text:p><text:s text:c="3"/>735</text:p>
          </table:table-cell>
          <table:table-cell table:style-name="ce100" office:value-type="float" office:value="649" calcext:value-type="float">
            <text:p><text:s text:c="3"/>649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11050" calcext:value-type="float">
            <text:p><text:s text:c="3"/>11,050</text:p>
          </table:table-cell>
          <table:table-cell table:style-name="ce100" office:value-type="float" office:value="9702" calcext:value-type="float">
            <text:p><text:s text:c="3"/>9,702</text:p>
          </table:table-cell>
          <table:table-cell table:style-name="ce100" office:value-type="float" office:value="633" calcext:value-type="float">
            <text:p><text:s text:c="3"/>633</text:p>
          </table:table-cell>
          <table:table-cell table:style-name="ce100" office:value-type="float" office:value="583" calcext:value-type="float">
            <text:p><text:s text:c="3"/>583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715" calcext:value-type="float">
            <text:p><text:s text:c="3"/>715</text:p>
          </table:table-cell>
          <table:table-cell table:style-name="ce100" office:value-type="float" office:value="636" calcext:value-type="float">
            <text:p><text:s text:c="3"/>636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348" calcext:value-type="float">
            <text:p><text:s text:c="3"/>348</text:p>
          </table:table-cell>
          <table:table-cell table:style-name="ce100" office:value-type="float" office:value="324" calcext:value-type="float">
            <text:p><text:s text:c="3"/>32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13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932" calcext:value-type="float">
            <text:p><text:s text:c="3"/>3,932</text:p>
          </table:table-cell>
          <table:table-cell table:style-name="ce98" office:value-type="float" office:value="3540" calcext:value-type="float">
            <text:p><text:s text:c="3"/>3,540</text:p>
          </table:table-cell>
          <table:table-cell table:style-name="ce98" office:value-type="float" office:value="192" calcext:value-type="float">
            <text:p><text:s text:c="3"/>192</text:p>
          </table:table-cell>
          <table:table-cell table:style-name="ce98" office:value-type="float" office:value="169" calcext:value-type="float">
            <text:p><text:s text:c="3"/>169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200" calcext:value-type="float">
            <text:p><text:s text:c="3"/>200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3836" calcext:value-type="float">
            <text:p><text:s text:c="3"/>3,836</text:p>
          </table:table-cell>
          <table:table-cell table:style-name="ce98" office:value-type="float" office:value="3455" calcext:value-type="float">
            <text:p><text:s text:c="3"/>3,455</text:p>
          </table:table-cell>
          <table:table-cell table:style-name="ce98" office:value-type="float" office:value="187" calcext:value-type="float">
            <text:p><text:s text:c="3"/>187</text:p>
          </table:table-cell>
          <table:table-cell table:style-name="ce98" office:value-type="float" office:value="169" calcext:value-type="float">
            <text:p><text:s text:c="3"/>169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94" calcext:value-type="float">
            <text:p><text:s text:c="3"/>194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946" calcext:value-type="float">
            <text:p><text:s text:c="3"/>1,946</text:p>
          </table:table-cell>
          <table:table-cell table:style-name="ce99" office:value-type="float" office:value="1814" calcext:value-type="float">
            <text:p><text:s text:c="3"/>1,814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1918" calcext:value-type="float">
            <text:p><text:s text:c="3"/>1,918</text:p>
          </table:table-cell>
          <table:table-cell table:style-name="ce99" office:value-type="float" office:value="1795" calcext:value-type="float">
            <text:p><text:s text:c="3"/>1,795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67" calcext:value-type="float">
            <text:p><text:s text:c="3"/>67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986" calcext:value-type="float">
            <text:p><text:s text:c="3"/>1,986</text:p>
          </table:table-cell>
          <table:table-cell table:style-name="ce100" office:value-type="float" office:value="1726" calcext:value-type="float">
            <text:p><text:s text:c="3"/>1,726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27" calcext:value-type="float">
            <text:p><text:s text:c="3"/>127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918" calcext:value-type="float">
            <text:p><text:s text:c="3"/>1,918</text:p>
          </table:table-cell>
          <table:table-cell table:style-name="ce100" office:value-type="float" office:value="1660" calcext:value-type="float">
            <text:p><text:s text:c="3"/>1,660</text:p>
          </table:table-cell>
          <table:table-cell table:style-name="ce100" office:value-type="float" office:value="131" calcext:value-type="float">
            <text:p><text:s text:c="3"/>131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27" calcext:value-type="float">
            <text:p><text:s text:c="3"/>127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506" calcext:value-type="float">
            <text:p><text:s text:c="3"/>2,506</text:p>
          </table:table-cell>
          <table:table-cell table:style-name="ce98" office:value-type="float" office:value="2234" calcext:value-type="float">
            <text:p><text:s text:c="3"/>2,234</text:p>
          </table:table-cell>
          <table:table-cell table:style-name="ce98" office:value-type="float" office:value="139" calcext:value-type="float">
            <text:p><text:s text:c="3"/>139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2438" calcext:value-type="float">
            <text:p><text:s text:c="3"/>2,438</text:p>
          </table:table-cell>
          <table:table-cell table:style-name="ce98" office:value-type="float" office:value="2169" calcext:value-type="float">
            <text:p><text:s text:c="3"/>2,169</text:p>
          </table:table-cell>
          <table:table-cell table:style-name="ce98" office:value-type="float" office:value="139" calcext:value-type="float">
            <text:p><text:s text:c="3"/>139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241" calcext:value-type="float">
            <text:p><text:s text:c="3"/>1,241</text:p>
          </table:table-cell>
          <table:table-cell table:style-name="ce99" office:value-type="float" office:value="1132" calcext:value-type="float">
            <text:p><text:s text:c="3"/>1,132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1219" calcext:value-type="float">
            <text:p><text:s text:c="3"/>1,219</text:p>
          </table:table-cell>
          <table:table-cell table:style-name="ce99" office:value-type="float" office:value="1111" calcext:value-type="float">
            <text:p><text:s text:c="3"/>1,111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265" calcext:value-type="float">
            <text:p><text:s text:c="3"/>1,265</text:p>
          </table:table-cell>
          <table:table-cell table:style-name="ce100" office:value-type="float" office:value="1102" calcext:value-type="float">
            <text:p><text:s text:c="3"/>1,102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1219" calcext:value-type="float">
            <text:p><text:s text:c="3"/>1,219</text:p>
          </table:table-cell>
          <table:table-cell table:style-name="ce100" office:value-type="float" office:value="1058" calcext:value-type="float">
            <text:p><text:s text:c="3"/>1,058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420" calcext:value-type="float">
            <text:p><text:s text:c="3"/>2,420</text:p>
          </table:table-cell>
          <table:table-cell table:style-name="ce98" office:value-type="float" office:value="2195" calcext:value-type="float">
            <text:p><text:s text:c="3"/>2,195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36" calcext:value-type="float">
            <text:p><text:s text:c="3"/>136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2368" calcext:value-type="float">
            <text:p><text:s text:c="3"/>2,368</text:p>
          </table:table-cell>
          <table:table-cell table:style-name="ce98" office:value-type="float" office:value="2147" calcext:value-type="float">
            <text:p><text:s text:c="3"/>2,147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04" calcext:value-type="float">
            <text:p><text:s text:c="3"/>1,204</text:p>
          </table:table-cell>
          <table:table-cell table:style-name="ce99" office:value-type="float" office:value="1135" calcext:value-type="float">
            <text:p><text:s text:c="3"/>1,135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184" calcext:value-type="float">
            <text:p><text:s text:c="3"/>1,184</text:p>
          </table:table-cell>
          <table:table-cell table:style-name="ce99" office:value-type="float" office:value="1117" calcext:value-type="float">
            <text:p><text:s text:c="3"/>1,11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216" calcext:value-type="float">
            <text:p><text:s text:c="3"/>1,216</text:p>
          </table:table-cell>
          <table:table-cell table:style-name="ce100" office:value-type="float" office:value="1060" calcext:value-type="float">
            <text:p><text:s text:c="3"/>1,060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184" calcext:value-type="float">
            <text:p><text:s text:c="3"/>1,184</text:p>
          </table:table-cell>
          <table:table-cell table:style-name="ce100" office:value-type="float" office:value="1030" calcext:value-type="float">
            <text:p><text:s text:c="3"/>1,030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3060" calcext:value-type="float">
            <text:p><text:s text:c="3"/>3,060</text:p>
          </table:table-cell>
          <table:table-cell table:style-name="ce98" office:value-type="float" office:value="2842" calcext:value-type="float">
            <text:p><text:s text:c="3"/>2,842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31" calcext:value-type="float">
            <text:p><text:s text:c="3"/>131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2998" calcext:value-type="float">
            <text:p><text:s text:c="3"/>2,998</text:p>
          </table:table-cell>
          <table:table-cell table:style-name="ce98" office:value-type="float" office:value="2787" calcext:value-type="float">
            <text:p><text:s text:c="3"/>2,787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519" calcext:value-type="float">
            <text:p><text:s text:c="3"/>1,519</text:p>
          </table:table-cell>
          <table:table-cell table:style-name="ce99" office:value-type="float" office:value="1453" calcext:value-type="float">
            <text:p><text:s text:c="3"/>1,453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1499" calcext:value-type="float">
            <text:p><text:s text:c="3"/>1,499</text:p>
          </table:table-cell>
          <table:table-cell table:style-name="ce99" office:value-type="float" office:value="1437" calcext:value-type="float">
            <text:p><text:s text:c="3"/>1,437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541" calcext:value-type="float">
            <text:p><text:s text:c="3"/>1,541</text:p>
          </table:table-cell>
          <table:table-cell table:style-name="ce100" office:value-type="float" office:value="1389" calcext:value-type="float">
            <text:p><text:s text:c="3"/>1,389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499" calcext:value-type="float">
            <text:p><text:s text:c="3"/>1,499</text:p>
          </table:table-cell>
          <table:table-cell table:style-name="ce100" office:value-type="float" office:value="1350" calcext:value-type="float">
            <text:p><text:s text:c="3"/>1,350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754" calcext:value-type="float">
            <text:p><text:s text:c="3"/>1,754</text:p>
          </table:table-cell>
          <table:table-cell table:style-name="ce98" office:value-type="float" office:value="1625" calcext:value-type="float">
            <text:p><text:s text:c="3"/>1,625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708" calcext:value-type="float">
            <text:p><text:s text:c="3"/>1,708</text:p>
          </table:table-cell>
          <table:table-cell table:style-name="ce98" office:value-type="float" office:value="1579" calcext:value-type="float">
            <text:p><text:s text:c="3"/>1,579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number-columns-repeated="2" table:style-name="ce98" office:value-type="float" office:value="46" calcext:value-type="float">
            <text:p><text:s text:c="3"/>46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74" calcext:value-type="float">
            <text:p><text:s text:c="3"/>874</text:p>
          </table:table-cell>
          <table:table-cell table:style-name="ce99" office:value-type="float" office:value="838" calcext:value-type="float">
            <text:p><text:s text:c="3"/>838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854" calcext:value-type="float">
            <text:p><text:s text:c="3"/>854</text:p>
          </table:table-cell>
          <table:table-cell table:style-name="ce99" office:value-type="float" office:value="818" calcext:value-type="float">
            <text:p><text:s text:c="3"/>818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number-columns-repeated="2" table:style-name="ce99" office:value-type="float" office:value="20" calcext:value-type="float">
            <text:p><text:s text:c="3"/>2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80" calcext:value-type="float">
            <text:p><text:s text:c="3"/>880</text:p>
          </table:table-cell>
          <table:table-cell table:style-name="ce100" office:value-type="float" office:value="787" calcext:value-type="float">
            <text:p><text:s text:c="3"/>787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854" calcext:value-type="float">
            <text:p><text:s text:c="3"/>854</text:p>
          </table:table-cell>
          <table:table-cell table:style-name="ce100" office:value-type="float" office:value="761" calcext:value-type="float">
            <text:p><text:s text:c="3"/>761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2" table:style-name="ce100" office:value-type="float" office:value="26" calcext:value-type="float">
            <text:p><text:s text:c="3"/>2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676" calcext:value-type="float">
            <text:p><text:s text:c="3"/>2,676</text:p>
          </table:table-cell>
          <table:table-cell table:style-name="ce98" office:value-type="float" office:value="2473" calcext:value-type="float">
            <text:p><text:s text:c="3"/>2,473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2628" calcext:value-type="float">
            <text:p><text:s text:c="3"/>2,628</text:p>
          </table:table-cell>
          <table:table-cell table:style-name="ce98" office:value-type="float" office:value="2431" calcext:value-type="float">
            <text:p><text:s text:c="3"/>2,431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28" calcext:value-type="float">
            <text:p><text:s text:c="3"/>1,328</text:p>
          </table:table-cell>
          <table:table-cell table:style-name="ce99" office:value-type="float" office:value="1276" calcext:value-type="float">
            <text:p><text:s text:c="3"/>1,27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314" calcext:value-type="float">
            <text:p><text:s text:c="3"/>1,314</text:p>
          </table:table-cell>
          <table:table-cell table:style-name="ce99" office:value-type="float" office:value="1263" calcext:value-type="float">
            <text:p><text:s text:c="3"/>1,26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348" calcext:value-type="float">
            <text:p><text:s text:c="3"/>1,348</text:p>
          </table:table-cell>
          <table:table-cell table:style-name="ce100" office:value-type="float" office:value="1197" calcext:value-type="float">
            <text:p><text:s text:c="3"/>1,197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314" calcext:value-type="float">
            <text:p><text:s text:c="3"/>1,314</text:p>
          </table:table-cell>
          <table:table-cell table:style-name="ce100" office:value-type="float" office:value="1168" calcext:value-type="float">
            <text:p><text:s text:c="3"/>1,168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6116" calcext:value-type="float">
            <text:p><text:s text:c="3"/>6,116</text:p>
          </table:table-cell>
          <table:table-cell table:style-name="ce98" office:value-type="float" office:value="5586" calcext:value-type="float">
            <text:p><text:s text:c="3"/>5,586</text:p>
          </table:table-cell>
          <table:table-cell table:style-name="ce98" office:value-type="float" office:value="204" calcext:value-type="float">
            <text:p><text:s text:c="3"/>204</text:p>
          </table:table-cell>
          <table:table-cell table:style-name="ce98" office:value-type="float" office:value="175" calcext:value-type="float">
            <text:p><text:s text:c="3"/>175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326" calcext:value-type="float">
            <text:p><text:s text:c="3"/>326</text:p>
          </table:table-cell>
          <table:table-cell table:style-name="ce98" office:value-type="float" office:value="265" calcext:value-type="float">
            <text:p><text:s text:c="3"/>265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5982" calcext:value-type="float">
            <text:p><text:s text:c="3"/>5,982</text:p>
          </table:table-cell>
          <table:table-cell table:style-name="ce98" office:value-type="float" office:value="5463" calcext:value-type="float">
            <text:p><text:s text:c="3"/>5,463</text:p>
          </table:table-cell>
          <table:table-cell table:style-name="ce98" office:value-type="float" office:value="203" calcext:value-type="float">
            <text:p><text:s text:c="3"/>203</text:p>
          </table:table-cell>
          <table:table-cell table:style-name="ce98" office:value-type="float" office:value="175" calcext:value-type="float">
            <text:p><text:s text:c="3"/>175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316" calcext:value-type="float">
            <text:p><text:s text:c="3"/>316</text:p>
          </table:table-cell>
          <table:table-cell table:style-name="ce98" office:value-type="float" office:value="258" calcext:value-type="float">
            <text:p><text:s text:c="3"/>258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027" calcext:value-type="float">
            <text:p><text:s text:c="3"/>3,027</text:p>
          </table:table-cell>
          <table:table-cell table:style-name="ce99" office:value-type="float" office:value="2883" calcext:value-type="float">
            <text:p><text:s text:c="3"/>2,883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86" calcext:value-type="float">
            <text:p><text:s text:c="3"/>86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2991" calcext:value-type="float">
            <text:p><text:s text:c="3"/>2,991</text:p>
          </table:table-cell>
          <table:table-cell table:style-name="ce99" office:value-type="float" office:value="2848" calcext:value-type="float">
            <text:p><text:s text:c="3"/>2,848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85" calcext:value-type="float">
            <text:p><text:s text:c="3"/>85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089" calcext:value-type="float">
            <text:p><text:s text:c="3"/>3,089</text:p>
          </table:table-cell>
          <table:table-cell table:style-name="ce100" office:value-type="float" office:value="2703" calcext:value-type="float">
            <text:p><text:s text:c="3"/>2,703</text:p>
          </table:table-cell>
          <table:table-cell table:style-name="ce100" office:value-type="float" office:value="146" calcext:value-type="float">
            <text:p><text:s text:c="3"/>146</text:p>
          </table:table-cell>
          <table:table-cell table:style-name="ce100" office:value-type="float" office:value="132" calcext:value-type="float">
            <text:p><text:s text:c="3"/>132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240" calcext:value-type="float">
            <text:p><text:s text:c="3"/>240</text:p>
          </table:table-cell>
          <table:table-cell table:style-name="ce100" office:value-type="float" office:value="227" calcext:value-type="float">
            <text:p><text:s text:c="3"/>227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2991" calcext:value-type="float">
            <text:p><text:s text:c="3"/>2,991</text:p>
          </table:table-cell>
          <table:table-cell table:style-name="ce100" office:value-type="float" office:value="2615" calcext:value-type="float">
            <text:p><text:s text:c="3"/>2,615</text:p>
          </table:table-cell>
          <table:table-cell table:style-name="ce100" office:value-type="float" office:value="145" calcext:value-type="float">
            <text:p><text:s text:c="3"/>145</text:p>
          </table:table-cell>
          <table:table-cell table:style-name="ce100" office:value-type="float" office:value="132" calcext:value-type="float">
            <text:p><text:s text:c="3"/>132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231" calcext:value-type="float">
            <text:p><text:s text:c="3"/>231</text:p>
          </table:table-cell>
          <table:table-cell table:style-name="ce100" office:value-type="float" office:value="221" calcext:value-type="float">
            <text:p><text:s text:c="3"/>22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92" calcext:value-type="float">
            <text:p><text:s text:c="3"/>392</text:p>
          </table:table-cell>
          <table:table-cell table:style-name="ce101" office:value-type="float" office:value="362" calcext:value-type="float">
            <text:p><text:s text:c="3"/>36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86" calcext:value-type="float">
            <text:p><text:s text:c="3"/>386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95" calcext:value-type="float">
            <text:p><text:s text:c="3"/>195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93" calcext:value-type="float">
            <text:p><text:s text:c="3"/>193</text:p>
          </table:table-cell>
          <table:table-cell table:style-name="ce101" office:value-type="float" office:value="182" calcext:value-type="float">
            <text:p><text:s text:c="3"/>18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97" calcext:value-type="float">
            <text:p><text:s text:c="3"/>197</text:p>
          </table:table-cell>
          <table:table-cell table:style-name="ce102" office:value-type="float" office:value="179" calcext:value-type="float">
            <text:p><text:s text:c="3"/>17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93" calcext:value-type="float">
            <text:p><text:s text:c="3"/>193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68" calcext:value-type="float">
            <text:p><text:s text:c="3"/>568</text:p>
          </table:table-cell>
          <table:table-cell table:style-name="ce101" office:value-type="float" office:value="510" calcext:value-type="float">
            <text:p><text:s text:c="3"/>510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50" calcext:value-type="float">
            <text:p><text:s text:c="3"/>550</text:p>
          </table:table-cell>
          <table:table-cell table:style-name="ce101" office:value-type="float" office:value="493" calcext:value-type="float">
            <text:p><text:s text:c="3"/>493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9" calcext:value-type="float">
            <text:p><text:s text:c="3"/>39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9" calcext:value-type="float">
            <text:p><text:s text:c="3"/>279</text:p>
          </table:table-cell>
          <table:table-cell table:style-name="ce101" office:value-type="float" office:value="268" calcext:value-type="float">
            <text:p><text:s text:c="3"/>268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275" calcext:value-type="float">
            <text:p><text:s text:c="3"/>275</text:p>
          </table:table-cell>
          <table:table-cell table:style-name="ce101" office:value-type="float" office:value="264" calcext:value-type="float">
            <text:p><text:s text:c="3"/>264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89" calcext:value-type="float">
            <text:p><text:s text:c="3"/>289</text:p>
          </table:table-cell>
          <table:table-cell table:style-name="ce102" office:value-type="float" office:value="242" calcext:value-type="float">
            <text:p><text:s text:c="3"/>24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4" calcext:value-type="float">
            <text:p><text:s text:c="3"/>3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5" calcext:value-type="float">
            <text:p><text:s text:c="3"/>275</text:p>
          </table:table-cell>
          <table:table-cell table:style-name="ce102" office:value-type="float" office:value="229" calcext:value-type="float">
            <text:p><text:s text:c="3"/>229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3" calcext:value-type="float">
            <text:p><text:s text:c="3"/>3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70" calcext:value-type="float">
            <text:p><text:s text:c="3"/>570</text:p>
          </table:table-cell>
          <table:table-cell table:style-name="ce101" office:value-type="float" office:value="526" calcext:value-type="float">
            <text:p><text:s text:c="3"/>526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60" calcext:value-type="float">
            <text:p><text:s text:c="3"/>560</text:p>
          </table:table-cell>
          <table:table-cell table:style-name="ce101" office:value-type="float" office:value="517" calcext:value-type="float">
            <text:p><text:s text:c="3"/>517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80" calcext:value-type="float">
            <text:p><text:s text:c="3"/>280</text:p>
          </table:table-cell>
          <table:table-cell table:style-name="ce101" office:value-type="float" office:value="275" calcext:value-type="float">
            <text:p><text:s text:c="3"/>27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80" calcext:value-type="float">
            <text:p><text:s text:c="3"/>280</text:p>
          </table:table-cell>
          <table:table-cell table:style-name="ce101" office:value-type="float" office:value="275" calcext:value-type="float">
            <text:p><text:s text:c="3"/>27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90" calcext:value-type="float">
            <text:p><text:s text:c="3"/>290</text:p>
          </table:table-cell>
          <table:table-cell table:style-name="ce102" office:value-type="float" office:value="251" calcext:value-type="float">
            <text:p><text:s text:c="3"/>251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80" calcext:value-type="float">
            <text:p><text:s text:c="3"/>280</text:p>
          </table:table-cell>
          <table:table-cell table:style-name="ce102" office:value-type="float" office:value="242" calcext:value-type="float">
            <text:p><text:s text:c="3"/>242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84" calcext:value-type="float">
            <text:p><text:s text:c="3"/>984</text:p>
          </table:table-cell>
          <table:table-cell table:style-name="ce101" office:value-type="float" office:value="894" calcext:value-type="float">
            <text:p><text:s text:c="3"/>894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966" calcext:value-type="float">
            <text:p><text:s text:c="3"/>966</text:p>
          </table:table-cell>
          <table:table-cell table:style-name="ce101" office:value-type="float" office:value="881" calcext:value-type="float">
            <text:p><text:s text:c="3"/>881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8" office:value-type="float" office:value="53" calcext:value-type="float">
            <text:p><text:s text:c="3"/>53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87" calcext:value-type="float">
            <text:p><text:s text:c="3"/>487</text:p>
          </table:table-cell>
          <table:table-cell table:style-name="ce101" office:value-type="float" office:value="453" calcext:value-type="float">
            <text:p><text:s text:c="3"/>45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483" calcext:value-type="float">
            <text:p><text:s text:c="3"/>483</text:p>
          </table:table-cell>
          <table:table-cell table:style-name="ce101" office:value-type="float" office:value="449" calcext:value-type="float">
            <text:p><text:s text:c="3"/>44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97" calcext:value-type="float">
            <text:p><text:s text:c="3"/>497</text:p>
          </table:table-cell>
          <table:table-cell table:style-name="ce102" office:value-type="float" office:value="441" calcext:value-type="float">
            <text:p><text:s text:c="3"/>44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483" calcext:value-type="float">
            <text:p><text:s text:c="3"/>483</text:p>
          </table:table-cell>
          <table:table-cell table:style-name="ce102" office:value-type="float" office:value="432" calcext:value-type="float">
            <text:p><text:s text:c="3"/>43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24" calcext:value-type="float">
            <text:p><text:s text:c="3"/>424</text:p>
          </table:table-cell>
          <table:table-cell table:style-name="ce101" office:value-type="float" office:value="390" calcext:value-type="float">
            <text:p><text:s text:c="3"/>390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18" calcext:value-type="float">
            <text:p><text:s text:c="3"/>418</text:p>
          </table:table-cell>
          <table:table-cell table:style-name="ce101" office:value-type="float" office:value="384" calcext:value-type="float">
            <text:p><text:s text:c="3"/>384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style-name="ce101" office:value-type="float" office:value="201" calcext:value-type="float">
            <text:p><text:s text:c="3"/>20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3" calcext:value-type="float">
            <text:p><text:s text:c="3"/>213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85" calcext:value-type="float">
            <text:p><text:s text:c="3"/>185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524" calcext:value-type="float">
            <text:p><text:s text:c="3"/>524</text:p>
          </table:table-cell>
          <table:table-cell table:style-name="ce103" office:value-type="float" office:value="481" calcext:value-type="float">
            <text:p><text:s text:c="3"/>48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514" calcext:value-type="float">
            <text:p><text:s text:c="3"/>514</text:p>
          </table:table-cell>
          <table:table-cell table:style-name="ce101" office:value-type="float" office:value="471" calcext:value-type="float">
            <text:p><text:s text:c="3"/>47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61" calcext:value-type="float">
            <text:p><text:s text:c="3"/>261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57" calcext:value-type="float">
            <text:p><text:s text:c="3"/>257</text:p>
          </table:table-cell>
          <table:table-cell table:style-name="ce101" office:value-type="float" office:value="250" calcext:value-type="float">
            <text:p><text:s text:c="3"/>25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3" calcext:value-type="float">
            <text:p><text:s text:c="3"/>263</text:p>
          </table:table-cell>
          <table:table-cell table:style-name="ce102" office:value-type="float" office:value="227" calcext:value-type="float">
            <text:p><text:s text:c="3"/>227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8" calcext:value-type="float">
            <text:p><text:s text:c="3"/>2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57" calcext:value-type="float">
            <text:p><text:s text:c="3"/>257</text:p>
          </table:table-cell>
          <table:table-cell table:style-name="ce102" office:value-type="float" office:value="221" calcext:value-type="float">
            <text:p><text:s text:c="3"/>22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8" calcext:value-type="float">
            <text:p><text:s text:c="3"/>2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04" calcext:value-type="float">
            <text:p><text:s text:c="3"/>404</text:p>
          </table:table-cell>
          <table:table-cell table:style-name="ce101" office:value-type="float" office:value="371" calcext:value-type="float">
            <text:p><text:s text:c="3"/>37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96" calcext:value-type="float">
            <text:p><text:s text:c="3"/>396</text:p>
          </table:table-cell>
          <table:table-cell table:style-name="ce101" office:value-type="float" office:value="363" calcext:value-type="float">
            <text:p><text:s text:c="3"/>363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0" calcext:value-type="float">
            <text:p><text:s text:c="3"/>200</text:p>
          </table:table-cell>
          <table:table-cell table:style-name="ce101" office:value-type="float" office:value="195" calcext:value-type="float">
            <text:p><text:s text:c="3"/>19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style-name="ce101" office:value-type="float" office:value="193" calcext:value-type="float">
            <text:p><text:s text:c="3"/>193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4" calcext:value-type="float">
            <text:p><text:s text:c="3"/>204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8" calcext:value-type="float">
            <text:p><text:s text:c="3"/>198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86" calcext:value-type="float">
            <text:p><text:s text:c="3"/>686</text:p>
          </table:table-cell>
          <table:table-cell table:style-name="ce101" office:value-type="float" office:value="625" calcext:value-type="float">
            <text:p><text:s text:c="3"/>625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674" calcext:value-type="float">
            <text:p><text:s text:c="3"/>674</text:p>
          </table:table-cell>
          <table:table-cell table:style-name="ce101" office:value-type="float" office:value="613" calcext:value-type="float">
            <text:p><text:s text:c="3"/>613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40" calcext:value-type="float">
            <text:p><text:s text:c="3"/>40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45" calcext:value-type="float">
            <text:p><text:s text:c="3"/>345</text:p>
          </table:table-cell>
          <table:table-cell table:style-name="ce101" office:value-type="float" office:value="323" calcext:value-type="float">
            <text:p><text:s text:c="3"/>32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337" calcext:value-type="float">
            <text:p><text:s text:c="3"/>337</text:p>
          </table:table-cell>
          <table:table-cell table:style-name="ce101" office:value-type="float" office:value="315" calcext:value-type="float">
            <text:p><text:s text:c="3"/>315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41" calcext:value-type="float">
            <text:p><text:s text:c="3"/>341</text:p>
          </table:table-cell>
          <table:table-cell table:style-name="ce102" office:value-type="float" office:value="302" calcext:value-type="float">
            <text:p><text:s text:c="3"/>30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8" calcext:value-type="float">
            <text:p><text:s text:c="3"/>2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37" calcext:value-type="float">
            <text:p><text:s text:c="3"/>337</text:p>
          </table:table-cell>
          <table:table-cell table:style-name="ce102" office:value-type="float" office:value="298" calcext:value-type="float">
            <text:p><text:s text:c="3"/>298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8" calcext:value-type="float">
            <text:p><text:s text:c="3"/>2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8" calcext:value-type="float">
            <text:p><text:s text:c="3"/>158</text:p>
          </table:table-cell>
          <table:table-cell table:style-name="ce101" office:value-type="float" office:value="148" calcext:value-type="float">
            <text:p><text:s text:c="3"/>14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style-name="ce101" office:value-type="float" office:value="75" calcext:value-type="float">
            <text:p><text:s text:c="3"/>7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style-name="ce101" office:value-type="float" office:value="75" calcext:value-type="float">
            <text:p><text:s text:c="3"/>7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9" calcext:value-type="float">
            <text:p><text:s text:c="3"/>79</text:p>
          </table:table-cell>
          <table:table-cell table:style-name="ce102" office:value-type="float" office:value="73" calcext:value-type="float">
            <text:p><text:s text:c="3"/>73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70" calcext:value-type="float">
            <text:p><text:s text:c="3"/>270</text:p>
          </table:table-cell>
          <table:table-cell table:style-name="ce101" office:value-type="float" office:value="250" calcext:value-type="float">
            <text:p><text:s text:c="3"/>25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39" calcext:value-type="float">
            <text:p><text:s text:c="3"/>239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9" calcext:value-type="float">
            <text:p><text:s text:c="3"/>139</text:p>
          </table:table-cell>
          <table:table-cell table:style-name="ce102" office:value-type="float" office:value="123" calcext:value-type="float">
            <text:p><text:s text:c="3"/>12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style-name="ce102" office:value-type="float" office:value="66" calcext:value-type="float">
            <text:p><text:s text:c="3"/>66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0" calcext:value-type="float">
            <text:p><text:s text:c="3"/>60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278" calcext:value-type="float">
            <text:p><text:s text:c="3"/>278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10" calcext:value-type="float">
            <text:p><text:s text:c="3"/>310</text:p>
          </table:table-cell>
          <table:table-cell table:style-name="ce101" office:value-type="float" office:value="269" calcext:value-type="float">
            <text:p><text:s text:c="3"/>269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5" calcext:value-type="float">
            <text:p><text:s text:c="3"/>155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5" calcext:value-type="float">
            <text:p><text:s text:c="3"/>155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50" calcext:value-type="float">
            <text:p><text:s text:c="3"/>450</text:p>
          </table:table-cell>
          <table:table-cell table:style-name="ce101" office:value-type="float" office:value="404" calcext:value-type="float">
            <text:p><text:s text:c="3"/>404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40" calcext:value-type="float">
            <text:p><text:s text:c="3"/>440</text:p>
          </table:table-cell>
          <table:table-cell table:style-name="ce101" office:value-type="float" office:value="394" calcext:value-type="float">
            <text:p><text:s text:c="3"/>394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style-name="ce101" office:value-type="float" office:value="207" calcext:value-type="float">
            <text:p><text:s text:c="3"/>20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6" calcext:value-type="float">
            <text:p><text:s text:c="3"/>226</text:p>
          </table:table-cell>
          <table:table-cell table:style-name="ce102" office:value-type="float" office:value="193" calcext:value-type="float">
            <text:p><text:s text:c="3"/>193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20" calcext:value-type="float">
            <text:p><text:s text:c="3"/>220</text:p>
          </table:table-cell>
          <table:table-cell table:style-name="ce102" office:value-type="float" office:value="187" calcext:value-type="float">
            <text:p><text:s text:c="3"/>187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44" calcext:value-type="float">
            <text:p><text:s text:c="3"/>144</text:p>
          </table:table-cell>
          <table:table-cell table:style-name="ce98" office:value-type="float" office:value="129" calcext:value-type="float">
            <text:p><text:s text:c="3"/>129</text:p>
          </table:table-cell>
          <table:table-cell table:number-columns-repeated="2" table:style-name="ce98" office:value-type="float" office:value="10" calcext:value-type="float">
            <text:p><text:s text:c="3"/>10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number-columns-repeated="2" table:style-name="ce98" office:value-type="float" office:value="10" calcext:value-type="float">
            <text:p><text:s text:c="3"/>10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67" calcext:value-type="float">
            <text:p><text:s text:c="3"/>67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67" calcext:value-type="float">
            <text:p><text:s text:c="3"/>67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6" calcext:value-type="float">
            <text:p><text:s text:c="3"/>66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style-name="ce102" office:value-type="float" office:value="54" calcext:value-type="float">
            <text:p><text:s text:c="3"/>54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1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2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18730" calcext:value-type="float">
            <text:p><text:s text:c="3"/>18,73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18371" calcext:value-type="float">
            <text:p><text:s text:c="3"/>18,37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number-columns-repeated="2" table:style-name="ce37" office:value-type="float" office:value="359" calcext:value-type="float">
            <text:p><text:s text:c="3"/>35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9462" calcext:value-type="float">
            <text:p><text:s text:c="3"/>9,46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9361" calcext:value-type="float">
            <text:p><text:s text:c="3"/>9,36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number-columns-repeated="2" table:style-name="ce38" office:value-type="float" office:value="101" calcext:value-type="float">
            <text:p><text:s text:c="3"/>10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9268" calcext:value-type="float">
            <text:p><text:s text:c="3"/>9,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9010" calcext:value-type="float">
            <text:p><text:s text:c="3"/>9,0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number-columns-repeated="2" table:style-name="ce38" office:value-type="float" office:value="258" calcext:value-type="float">
            <text:p><text:s text:c="3"/>25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28399" calcext:value-type="float">
            <text:p><text:s text:c="3"/>28,39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27829" calcext:value-type="float">
            <text:p><text:s text:c="3"/>27,82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5" calcext:value-type="float">
            <text:p><text:s text:c="3"/>955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number-columns-repeated="2" table:style-name="ce37" office:value-type="float" office:value="570" calcext:value-type="float">
            <text:p><text:s text:c="3"/>5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4241" calcext:value-type="float">
            <text:p><text:s text:c="3"/>14,2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4096" calcext:value-type="float">
            <text:p><text:s text:c="3"/>14,09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1" calcext:value-type="float">
            <text:p><text:s text:c="3"/>47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14158" calcext:value-type="float">
            <text:p><text:s text:c="3"/>14,1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88" calcext:value-type="float">
            <text:p><text:s text:c="3"/>488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13733" calcext:value-type="float">
            <text:p><text:s text:c="3"/>13,7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number-columns-repeated="2" table:style-name="ce38" office:value-type="float" office:value="425" calcext:value-type="float">
            <text:p><text:s text:c="3"/>42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24880" calcext:value-type="float">
            <text:p><text:s text:c="3"/>24,8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83" calcext:value-type="float">
            <text:p><text:s text:c="3"/>983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24399" calcext:value-type="float">
            <text:p><text:s text:c="3"/>24,3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81" calcext:value-type="float">
            <text:p><text:s text:c="3"/>48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2531" calcext:value-type="float">
            <text:p><text:s text:c="3"/>12,5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2380" calcext:value-type="float">
            <text:p><text:s text:c="3"/>12,3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12349" calcext:value-type="float">
            <text:p><text:s text:c="3"/>12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5" calcext:value-type="float">
            <text:p><text:s text:c="3"/>505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30" calcext:value-type="float">
            <text:p><text:s text:c="3"/>3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  <text:p>截至10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3840" calcext:value-type="float">
            <text:p><text:s text:c="3"/>203,840</text:p>
          </table:table-cell>
          <table:table-cell table:style-name="ce35" office:value-type="float" office:value="184891" calcext:value-type="float">
            <text:p><text:s text:c="3"/>184,891</text:p>
          </table:table-cell>
          <table:table-cell table:style-name="ce35" office:value-type="float" office:value="184831" calcext:value-type="float">
            <text:p><text:s text:c="3"/>184,831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6407" calcext:value-type="float">
            <text:p><text:s text:c="3"/>6,407</text:p>
          </table:table-cell>
          <table:table-cell table:style-name="ce35" office:value-type="float" office:value="874" calcext:value-type="float">
            <text:p><text:s text:c="3"/>874</text:p>
          </table:table-cell>
          <table:table-cell table:style-name="ce35" office:value-type="float" office:value="5533" calcext:value-type="float">
            <text:p><text:s text:c="3"/>5,533</text:p>
          </table:table-cell>
          <table:table-cell table:style-name="ce35" office:value-type="float" office:value="1521" calcext:value-type="float">
            <text:p><text:s text:c="3"/>1,521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1427" calcext:value-type="float">
            <text:p><text:s text:c="3"/>1,427</text:p>
          </table:table-cell>
          <table:table-cell table:style-name="ce35" office:value-type="float" office:value="11021" calcext:value-type="float">
            <text:p><text:s text:c="3"/>11,021</text:p>
          </table:table-cell>
          <table:table-cell table:style-name="ce35" office:value-type="float" office:value="1332" calcext:value-type="float">
            <text:p><text:s text:c="3"/>1,332</text:p>
          </table:table-cell>
          <table:table-cell table:style-name="ce35" office:value-type="float" office:value="9689" calcext:value-type="float">
            <text:p><text:s text:c="3"/>9,689</text:p>
          </table:table-cell>
          <table:table-cell table:style-name="ce35" office:value-type="float" office:value="7326" calcext:value-type="float">
            <text:p><text:s text:c="3"/>7,326</text:p>
          </table:table-cell>
          <table:table-cell table:style-name="ce35" office:value-type="float" office:value="1310" calcext:value-type="float">
            <text:p><text:s text:c="3"/>1,310</text:p>
          </table:table-cell>
          <table:table-cell table:style-name="ce35" office:value-type="float" office:value="6016" calcext:value-type="float">
            <text:p><text:s text:c="3"/>6,016</text:p>
          </table:table-cell>
          <table:table-cell table:style-name="ce35" office:value-type="float" office:value="3695" calcext:value-type="float">
            <text:p><text:s text:c="3"/>3,695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3673" calcext:value-type="float">
            <text:p><text:s text:c="3"/>3,673</text:p>
          </table:table-cell>
          <table:table-cell table:style-name="ce35" office:value-type="float" office:value="198640" calcext:value-type="float">
            <text:p><text:s text:c="3"/>198,640</text:p>
          </table:table-cell>
          <table:table-cell table:style-name="ce35" office:value-type="float" office:value="180177" calcext:value-type="float">
            <text:p><text:s text:c="3"/>180,177</text:p>
          </table:table-cell>
          <table:table-cell table:style-name="ce35" office:value-type="float" office:value="180118" calcext:value-type="float">
            <text:p><text:s text:c="3"/>180,118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6405" calcext:value-type="float">
            <text:p><text:s text:c="3"/>6,405</text:p>
          </table:table-cell>
          <table:table-cell table:style-name="ce35" office:value-type="float" office:value="872" calcext:value-type="float">
            <text:p><text:s text:c="3"/>872</text:p>
          </table:table-cell>
          <table:table-cell table:style-name="ce35" office:value-type="float" office:value="5533" calcext:value-type="float">
            <text:p><text:s text:c="3"/>5,533</text:p>
          </table:table-cell>
          <table:table-cell table:style-name="ce35" office:value-type="float" office:value="1333" calcext:value-type="float">
            <text:p><text:s text:c="3"/>1,333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259" calcext:value-type="float">
            <text:p><text:s text:c="3"/>1,259</text:p>
          </table:table-cell>
          <table:table-cell table:style-name="ce35" office:value-type="float" office:value="10725" calcext:value-type="float">
            <text:p><text:s text:c="3"/>10,725</text:p>
          </table:table-cell>
          <table:table-cell table:style-name="ce35" office:value-type="float" office:value="1326" calcext:value-type="float">
            <text:p><text:s text:c="3"/>1,326</text:p>
          </table:table-cell>
          <table:table-cell table:style-name="ce35" office:value-type="float" office:value="9399" calcext:value-type="float">
            <text:p><text:s text:c="3"/>9,399</text:p>
          </table:table-cell>
          <table:table-cell table:style-name="ce35" office:value-type="float" office:value="7186" calcext:value-type="float">
            <text:p><text:s text:c="3"/>7,186</text:p>
          </table:table-cell>
          <table:table-cell table:style-name="ce35" office:value-type="float" office:value="1305" calcext:value-type="float">
            <text:p><text:s text:c="3"/>1,305</text:p>
          </table:table-cell>
          <table:table-cell table:style-name="ce35" office:value-type="float" office:value="5881" calcext:value-type="float">
            <text:p><text:s text:c="3"/>5,881</text:p>
          </table:table-cell>
          <table:table-cell table:style-name="ce35" office:value-type="float" office:value="3539" calcext:value-type="float">
            <text:p><text:s text:c="3"/>3,539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3518" calcext:value-type="float">
            <text:p><text:s text:c="3"/>3,518</text:p>
          </table:table-cell>
          <table:table-cell table:style-name="ce35" office:value-type="float" office:value="5200" calcext:value-type="float">
            <text:p><text:s text:c="3"/>5,200</text:p>
          </table:table-cell>
          <table:table-cell table:style-name="ce35" office:value-type="float" office:value="4714" calcext:value-type="float">
            <text:p><text:s text:c="3"/>4,714</text:p>
          </table:table-cell>
          <table:table-cell table:style-name="ce35" office:value-type="float" office:value="4713" calcext:value-type="float">
            <text:p><text:s text:c="3"/>4,713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88" calcext:value-type="float">
            <text:p><text:s text:c="3"/>188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168" calcext:value-type="float">
            <text:p><text:s text:c="3"/>168</text:p>
          </table:table-cell>
          <table:table-cell table:style-name="ce35" office:value-type="float" office:value="296" calcext:value-type="float">
            <text:p><text:s text:c="3"/>296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140" calcext:value-type="float">
            <text:p><text:s text:c="3"/>140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135" calcext:value-type="float">
            <text:p><text:s text:c="3"/>135</text:p>
          </table:table-cell>
          <table:table-cell table:style-name="ce35" office:value-type="float" office:value="156" calcext:value-type="float">
            <text:p><text:s text:c="3"/>15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155" calcext:value-type="float">
            <text:p><text:s text:c="3"/>15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1062" calcext:value-type="float">
            <text:p><text:s text:c="3"/>101,062</text:p>
          </table:table-cell>
          <table:table-cell table:style-name="ce36" office:value-type="float" office:value="94826" calcext:value-type="float">
            <text:p><text:s text:c="3"/>94,826</text:p>
          </table:table-cell>
          <table:table-cell table:style-name="ce36" office:value-type="float" office:value="94784" calcext:value-type="float">
            <text:p><text:s text:c="3"/>94,784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276" calcext:value-type="float">
            <text:p><text:s text:c="3"/>1,276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1218" calcext:value-type="float">
            <text:p><text:s text:c="3"/>1,218</text:p>
          </table:table-cell>
          <table:table-cell table:style-name="ce36" office:value-type="float" office:value="704" calcext:value-type="float">
            <text:p><text:s text:c="3"/>70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663" calcext:value-type="float">
            <text:p><text:s text:c="3"/>663</text:p>
          </table:table-cell>
          <table:table-cell table:style-name="ce36" office:value-type="float" office:value="4256" calcext:value-type="float">
            <text:p><text:s text:c="3"/>4,256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4203" calcext:value-type="float">
            <text:p><text:s text:c="3"/>4,203</text:p>
          </table:table-cell>
          <table:table-cell table:style-name="ce36" office:value-type="float" office:value="1287" calcext:value-type="float">
            <text:p><text:s text:c="3"/>1,287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253" calcext:value-type="float">
            <text:p><text:s text:c="3"/>1,253</text:p>
          </table:table-cell>
          <table:table-cell table:style-name="ce36" office:value-type="float" office:value="2969" calcext:value-type="float">
            <text:p><text:s text:c="3"/>2,969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950" calcext:value-type="float">
            <text:p><text:s text:c="3"/>2,950</text:p>
          </table:table-cell>
          <table:table-cell table:style-name="ce36" office:value-type="float" office:value="99320" calcext:value-type="float">
            <text:p><text:s text:c="3"/>99,320</text:p>
          </table:table-cell>
          <table:table-cell table:style-name="ce36" office:value-type="float" office:value="93343" calcext:value-type="float">
            <text:p><text:s text:c="3"/>93,343</text:p>
          </table:table-cell>
          <table:table-cell table:style-name="ce36" office:value-type="float" office:value="93302" calcext:value-type="float">
            <text:p><text:s text:c="3"/>93,302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1276" calcext:value-type="float">
            <text:p><text:s text:c="3"/>1,276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1218" calcext:value-type="float">
            <text:p><text:s text:c="3"/>1,218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592" calcext:value-type="float">
            <text:p><text:s text:c="3"/>592</text:p>
          </table:table-cell>
          <table:table-cell table:style-name="ce36" office:value-type="float" office:value="4080" calcext:value-type="float">
            <text:p><text:s text:c="3"/>4,080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4029" calcext:value-type="float">
            <text:p><text:s text:c="3"/>4,029</text:p>
          </table:table-cell>
          <table:table-cell table:style-name="ce36" office:value-type="float" office:value="1231" calcext:value-type="float">
            <text:p><text:s text:c="3"/>1,231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198" calcext:value-type="float">
            <text:p><text:s text:c="3"/>1,198</text:p>
          </table:table-cell>
          <table:table-cell table:style-name="ce36" office:value-type="float" office:value="2849" calcext:value-type="float">
            <text:p><text:s text:c="3"/>2,84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831" calcext:value-type="float">
            <text:p><text:s text:c="3"/>2,831</text:p>
          </table:table-cell>
          <table:table-cell table:style-name="ce36" office:value-type="float" office:value="1742" calcext:value-type="float">
            <text:p><text:s text:c="3"/>1,742</text:p>
          </table:table-cell>
          <table:table-cell table:style-name="ce36" office:value-type="float" office:value="1483" calcext:value-type="float">
            <text:p><text:s text:c="3"/>1,483</text:p>
          </table:table-cell>
          <table:table-cell table:style-name="ce36" office:value-type="float" office:value="1482" calcext:value-type="float">
            <text:p><text:s text:c="3"/>1,48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176" calcext:value-type="float">
            <text:p><text:s text:c="3"/>17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120" calcext:value-type="float">
            <text:p><text:s text:c="3"/>1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119" calcext:value-type="float">
            <text:p><text:s text:c="3"/>119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2778" calcext:value-type="float">
            <text:p><text:s text:c="3"/>102,778</text:p>
          </table:table-cell>
          <table:table-cell table:style-name="ce36" office:value-type="float" office:value="90065" calcext:value-type="float">
            <text:p><text:s text:c="3"/>90,065</text:p>
          </table:table-cell>
          <table:table-cell table:style-name="ce36" office:value-type="float" office:value="90047" calcext:value-type="float">
            <text:p><text:s text:c="3"/>90,04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5131" calcext:value-type="float">
            <text:p><text:s text:c="3"/>5,131</text:p>
          </table:table-cell>
          <table:table-cell table:style-name="ce36" office:value-type="float" office:value="816" calcext:value-type="float">
            <text:p><text:s text:c="3"/>816</text:p>
          </table:table-cell>
          <table:table-cell table:style-name="ce36" office:value-type="float" office:value="4315" calcext:value-type="float">
            <text:p><text:s text:c="3"/>4,315</text:p>
          </table:table-cell>
          <table:table-cell table:style-name="ce36" office:value-type="float" office:value="817" calcext:value-type="float">
            <text:p><text:s text:c="3"/>817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764" calcext:value-type="float">
            <text:p><text:s text:c="3"/>764</text:p>
          </table:table-cell>
          <table:table-cell table:style-name="ce36" office:value-type="float" office:value="6765" calcext:value-type="float">
            <text:p><text:s text:c="3"/>6,765</text:p>
          </table:table-cell>
          <table:table-cell table:style-name="ce36" office:value-type="float" office:value="1279" calcext:value-type="float">
            <text:p><text:s text:c="3"/>1,279</text:p>
          </table:table-cell>
          <table:table-cell table:style-name="ce36" office:value-type="float" office:value="5486" calcext:value-type="float">
            <text:p><text:s text:c="3"/>5,486</text:p>
          </table:table-cell>
          <table:table-cell table:style-name="ce36" office:value-type="float" office:value="6039" calcext:value-type="float">
            <text:p><text:s text:c="3"/>6,039</text:p>
          </table:table-cell>
          <table:table-cell table:style-name="ce36" office:value-type="float" office:value="1276" calcext:value-type="float">
            <text:p><text:s text:c="3"/>1,276</text:p>
          </table:table-cell>
          <table:table-cell table:style-name="ce36" office:value-type="float" office:value="4763" calcext:value-type="float">
            <text:p><text:s text:c="3"/>4,763</text:p>
          </table:table-cell>
          <table:table-cell table:style-name="ce36" office:value-type="float" office:value="726" calcext:value-type="float">
            <text:p><text:s text:c="3"/>72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99320" calcext:value-type="float">
            <text:p><text:s text:c="3"/>99,320</text:p>
          </table:table-cell>
          <table:table-cell table:style-name="ce36" office:value-type="float" office:value="86834" calcext:value-type="float">
            <text:p><text:s text:c="3"/>86,834</text:p>
          </table:table-cell>
          <table:table-cell table:style-name="ce36" office:value-type="float" office:value="86816" calcext:value-type="float">
            <text:p><text:s text:c="3"/>86,816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5129" calcext:value-type="float">
            <text:p><text:s text:c="3"/>5,129</text:p>
          </table:table-cell>
          <table:table-cell table:style-name="ce36" office:value-type="float" office:value="814" calcext:value-type="float">
            <text:p><text:s text:c="3"/>814</text:p>
          </table:table-cell>
          <table:table-cell table:style-name="ce36" office:value-type="float" office:value="4315" calcext:value-type="float">
            <text:p><text:s text:c="3"/>4,315</text:p>
          </table:table-cell>
          <table:table-cell table:style-name="ce36" office:value-type="float" office:value="712" calcext:value-type="float">
            <text:p><text:s text:c="3"/>71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667" calcext:value-type="float">
            <text:p><text:s text:c="3"/>667</text:p>
          </table:table-cell>
          <table:table-cell table:style-name="ce36" office:value-type="float" office:value="6645" calcext:value-type="float">
            <text:p><text:s text:c="3"/>6,645</text:p>
          </table:table-cell>
          <table:table-cell table:style-name="ce36" office:value-type="float" office:value="1275" calcext:value-type="float">
            <text:p><text:s text:c="3"/>1,275</text:p>
          </table:table-cell>
          <table:table-cell table:style-name="ce36" office:value-type="float" office:value="5370" calcext:value-type="float">
            <text:p><text:s text:c="3"/>5,370</text:p>
          </table:table-cell>
          <table:table-cell table:style-name="ce36" office:value-type="float" office:value="5955" calcext:value-type="float">
            <text:p><text:s text:c="3"/>5,955</text:p>
          </table:table-cell>
          <table:table-cell table:style-name="ce36" office:value-type="float" office:value="1272" calcext:value-type="float">
            <text:p><text:s text:c="3"/>1,272</text:p>
          </table:table-cell>
          <table:table-cell table:style-name="ce36" office:value-type="float" office:value="4683" calcext:value-type="float">
            <text:p><text:s text:c="3"/>4,683</text:p>
          </table:table-cell>
          <table:table-cell table:style-name="ce36" office:value-type="float" office:value="690" calcext:value-type="float">
            <text:p><text:s text:c="3"/>69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87" calcext:value-type="float">
            <text:p><text:s text:c="3"/>687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number-columns-repeated="2" table:style-name="ce36" office:value-type="float" office:value="3231" calcext:value-type="float">
            <text:p><text:s text:c="3"/>3,23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97" calcext:value-type="float">
            <text:p><text:s text:c="3"/>97</text:p>
          </table:table-cell>
          <table:table-cell table:style-name="ce36" office:value-type="float" office:value="120" calcext:value-type="float">
            <text:p><text:s text:c="3"/>12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19001" calcext:value-type="float">
            <text:p><text:s text:c="3"/>19,00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18623" calcext:value-type="float">
            <text:p><text:s text:c="3"/>18,6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3" calcext:value-type="float">
            <text:p><text:s text:c="3"/>443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378" calcext:value-type="float">
            <text:p><text:s text:c="3"/>3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9535" calcext:value-type="float">
            <text:p><text:s text:c="3"/>9,5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7" calcext:value-type="float">
            <text:p><text:s text:c="3"/>1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9349" calcext:value-type="float">
            <text:p><text:s text:c="3"/>9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9088" calcext:value-type="float">
            <text:p><text:s text:c="3"/>9,0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number-columns-repeated="2" table:style-name="ce38" office:value-type="float" office:value="261" calcext:value-type="float">
            <text:p><text:s text:c="3"/>26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20045" calcext:value-type="float">
            <text:p><text:s text:c="3"/>20,0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19548" calcext:value-type="float">
            <text:p><text:s text:c="3"/>19,54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14" calcext:value-type="float">
            <text:p><text:s text:c="3"/>914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97" calcext:value-type="float">
            <text:p><text:s text:c="3"/>4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0123" calcext:value-type="float">
            <text:p><text:s text:c="3"/>10,1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9988" calcext:value-type="float">
            <text:p><text:s text:c="3"/>9,98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2" calcext:value-type="float">
            <text:p><text:s text:c="3"/>45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number-columns-repeated="2" table:style-name="ce38" office:value-type="float" office:value="9922" calcext:value-type="float">
            <text:p><text:s text:c="3"/>9,9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number-columns-repeated="2" table:style-name="ce38" office:value-type="float" office:value="9560" calcext:value-type="float">
            <text:p><text:s text:c="3"/>9,5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2" calcext:value-type="float">
            <text:p><text:s text:c="3"/>36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21696" calcext:value-type="float">
            <text:p><text:s text:c="3"/>21,69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124" calcext:value-type="float">
            <text:p><text:s text:c="3"/>1,124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97" calcext:value-type="float">
            <text:p><text:s text:c="3"/>69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21181" calcext:value-type="float">
            <text:p><text:s text:c="3"/>21,18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number-columns-repeated="2" table:style-name="ce37" office:value-type="float" office:value="515" calcext:value-type="float">
            <text:p><text:s text:c="3"/>5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11048" calcext:value-type="float">
            <text:p><text:s text:c="3"/>11,04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0899" calcext:value-type="float">
            <text:p><text:s text:c="3"/>10,8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49" calcext:value-type="float">
            <text:p><text:s text:c="3"/>14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10648" calcext:value-type="float">
            <text:p><text:s text:c="3"/>10,6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34" calcext:value-type="float">
            <text:p><text:s text:c="3"/>634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10282" calcext:value-type="float">
            <text:p><text:s text:c="3"/>10,2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11503" calcext:value-type="float">
            <text:p><text:s text:c="3"/>11,50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11154" calcext:value-type="float">
            <text:p><text:s text:c="3"/>11,1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852" calcext:value-type="float">
            <text:p><text:s text:c="3"/>852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30" calcext:value-type="float">
            <text:p><text:s text:c="3"/>53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349" calcext:value-type="float">
            <text:p><text:s text:c="3"/>3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number-columns-repeated="2" table:style-name="ce38" office:value-type="float" office:value="5986" calcext:value-type="float">
            <text:p><text:s text:c="3"/>5,9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number-columns-repeated="2" table:style-name="ce38" office:value-type="float" office:value="5850" calcext:value-type="float">
            <text:p><text:s text:c="3"/>5,8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3" calcext:value-type="float">
            <text:p><text:s text:c="3"/>253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number-columns-repeated="2" table:style-name="ce38" office:value-type="float" office:value="136" calcext:value-type="float">
            <text:p><text:s text:c="3"/>13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517" calcext:value-type="float">
            <text:p><text:s text:c="3"/>5,5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5304" calcext:value-type="float">
            <text:p><text:s text:c="3"/>5,30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29" calcext:value-type="float">
            <text:p><text:s text:c="3"/>42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213" calcext:value-type="float">
            <text:p><text:s text:c="3"/>2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25752" calcext:value-type="float">
            <text:p><text:s text:c="3"/>25,7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25129" calcext:value-type="float">
            <text:p><text:s text:c="3"/>25,1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1015" calcext:value-type="float">
            <text:p><text:s text:c="3"/>1,01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23" calcext:value-type="float">
            <text:p><text:s text:c="3"/>6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13115" calcext:value-type="float">
            <text:p><text:s text:c="3"/>13,1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12934" calcext:value-type="float">
            <text:p><text:s text:c="3"/>12,9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181" calcext:value-type="float">
            <text:p><text:s text:c="3"/>18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12637" calcext:value-type="float">
            <text:p><text:s text:c="3"/>12,6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12195" calcext:value-type="float">
            <text:p><text:s text:c="3"/>12,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number-columns-repeated="2" table:style-name="ce38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17615" calcext:value-type="float">
            <text:p><text:s text:c="3"/>17,615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17142" calcext:value-type="float">
            <text:p><text:s text:c="3"/>17,14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9068" calcext:value-type="float">
            <text:p><text:s text:c="3"/>9,06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8912" calcext:value-type="float">
            <text:p><text:s text:c="3"/>8,9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56" calcext:value-type="float">
            <text:p><text:s text:c="3"/>15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8547" calcext:value-type="float">
            <text:p><text:s text:c="3"/>8,5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15" calcext:value-type="float">
            <text:p><text:s text:c="3"/>515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8230" calcext:value-type="float">
            <text:p><text:s text:c="3"/>8,23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number-columns-repeated="2" table:style-name="ce38" office:value-type="float" office:value="317" calcext:value-type="float">
            <text:p><text:s text:c="3"/>3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18377" calcext:value-type="float">
            <text:p><text:s text:c="3"/>18,37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17915" calcext:value-type="float">
            <text:p><text:s text:c="3"/>17,91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9480" calcext:value-type="float">
            <text:p><text:s text:c="3"/>9,4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9332" calcext:value-type="float">
            <text:p><text:s text:c="3"/>9,33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8897" calcext:value-type="float">
            <text:p><text:s text:c="3"/>8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8583" calcext:value-type="float">
            <text:p><text:s text:c="3"/>8,5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number-columns-repeated="2" table:style-name="ce38" office:value-type="float" office:value="314" calcext:value-type="float">
            <text:p><text:s text:c="3"/>31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13395" calcext:value-type="float">
            <text:p><text:s text:c="3"/>13,3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12928" calcext:value-type="float">
            <text:p><text:s text:c="3"/>12,92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number-columns-repeated="2" table:style-name="ce37" office:value-type="float" office:value="467" calcext:value-type="float">
            <text:p><text:s text:c="3"/>46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7014" calcext:value-type="float">
            <text:p><text:s text:c="3"/>7,0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6853" calcext:value-type="float">
            <text:p><text:s text:c="3"/>6,8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61" calcext:value-type="float">
            <text:p><text:s text:c="3"/>16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6381" calcext:value-type="float">
            <text:p><text:s text:c="3"/>6,3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6075" calcext:value-type="float">
            <text:p><text:s text:c="3"/>6,0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06" calcext:value-type="float">
            <text:p><text:s text:c="3"/>30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16825" calcext:value-type="float">
            <text:p><text:s text:c="3"/>16,8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16342" calcext:value-type="float">
            <text:p><text:s text:c="3"/>16,34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87" calcext:value-type="float">
            <text:p><text:s text:c="3"/>58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number-columns-repeated="2" table:style-name="ce37" office:value-type="float" office:value="483" calcext:value-type="float">
            <text:p><text:s text:c="3"/>4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8545" calcext:value-type="float">
            <text:p><text:s text:c="3"/>8,5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57" calcext:value-type="float">
            <text:p><text:s text:c="3"/>15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8123" calcext:value-type="float">
            <text:p><text:s text:c="3"/>8,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7797" calcext:value-type="float">
            <text:p><text:s text:c="3"/>7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6" calcext:value-type="float">
            <text:p><text:s text:c="3"/>32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20622" calcext:value-type="float">
            <text:p><text:s text:c="3"/>20,6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6" calcext:value-type="float">
            <text:p><text:s text:c="3"/>20,1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466" calcext:value-type="float">
            <text:p><text:s text:c="3"/>46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10596" calcext:value-type="float">
            <text:p><text:s text:c="3"/>10,5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10454" calcext:value-type="float">
            <text:p><text:s text:c="3"/>10,4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number-columns-repeated="2" table:style-name="ce38" office:value-type="float" office:value="10026" calcext:value-type="float">
            <text:p><text:s text:c="3"/>10,0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number-columns-repeated="2" table:style-name="ce38" office:value-type="float" office:value="9702" calcext:value-type="float">
            <text:p><text:s text:c="3"/>9,7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01" calcext:value-type="float">
            <text:p><text:s text:c="3"/>601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4" calcext:value-type="float">
            <text:p><text:s text:c="3"/>3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2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240" meta:object-count="0"/>
    <meta:generator>LibreOffice/6.4.7.2$Linux_X86_64 LibreOffice_project/40$Build-2</meta:generator>
  </office:meta>
</office:document-meta>
</file>